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7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88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7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18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5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13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3.4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98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53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5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47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45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3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5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026cm" fo:padding-top="0cm" fo:padding-bottom="0cm" fo:padding-left="0cm" fo:padding-right="0cm"/>
    </style:style>
    <style:style style:name="gr4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707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solid" draw:fill-color="#cccccc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/>
      <style:text-properties style:font-name="Liberation Serif" fo:font-size="6pt" fo:font-weight="normal"/>
    </style:style>
    <style:style style:name="P7" style:family="paragraph">
      <loext:graphic-properties draw:fill="none"/>
      <style:text-properties style:font-name="Liberation Serif" fo:font-size="6pt" fo:font-weight="normal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5pt" style:font-size-complex="5pt"/>
    </style:style>
    <style:style style:name="P10" style:family="paragraph">
      <loext:graphic-properties draw:fill="solid" draw:fill-color="#000000"/>
      <style:text-properties style:font-name="Liberation Serif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text-properties style:font-name="Liberation Serif"/>
    </style:style>
    <style:style style:name="P13" style:family="paragraph">
      <loext:graphic-properties draw:fill="solid" draw:fill-color="#b2b2b2"/>
      <style:text-properties style:font-name="Liberation Serif"/>
    </style:style>
    <style:style style:name="P14" style:family="paragraph">
      <loext:graphic-properties draw:fill="solid" draw:fill-color="#333333"/>
      <style:text-properties style:font-name="Liberation Serif"/>
    </style:style>
    <style:style style:name="P15" style:family="paragraph">
      <loext:graphic-properties draw:fill="solid" draw:fill-color="#999999"/>
      <style:text-properties style:font-name="Liberation Serif"/>
    </style:style>
    <style:style style:name="P16" style:family="paragraph">
      <loext:graphic-properties draw:fill="solid" draw:fill-color="#cccccc"/>
      <style:text-properties style:font-name="Liberation Serif"/>
    </style:style>
    <style:style style:name="P17" style:family="paragraph">
      <loext:graphic-properties draw:fill="solid" draw:fill-color="#4a98c9"/>
      <style:text-properties style:font-name="Liberation Serif"/>
    </style:style>
    <style:style style:name="P18" style:family="paragraph">
      <loext:graphic-properties draw:fill="none"/>
      <style:text-properties style:font-name="Liberation Serif"/>
    </style:style>
    <style:style style:name="P19" style:family="paragraph">
      <loext:graphic-properties draw:fill="solid" draw:fill-color="#000000"/>
      <style:text-properties style:font-name="Liberation Serif"/>
    </style:style>
    <style:style style:name="P20" style:family="paragraph">
      <loext:graphic-properties draw:fill="none"/>
      <style:text-properties style:font-name="Liberation Serif" fo:font-size="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25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2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color="#000000" style:font-name="Liberation Serif" fo:font-size="6pt" fo:font-weight="normal" style:font-size-asian="5pt" style:font-name-complex="DejaVuSans1" style:font-size-complex="5pt"/>
    </style:style>
    <style:style style:name="T2" style:family="text">
      <style:text-properties fo:color="#000000" style:font-name="Liberation Serif" fo:font-size="8pt" fo:text-shadow="1pt 1pt" fo:font-weight="normal" style:font-size-asian="8pt" style:font-weight-asian="normal" style:font-name-complex="DejaVuSans1" style:font-size-complex="8pt" style:font-weight-complex="normal"/>
    </style:style>
    <style:style style:name="T3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4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style:font-name="Liberation Serif" fo:font-size="6pt" style:font-size-asian="5pt" style:font-name-complex="DejaVuSans1" style:font-size-complex="5pt"/>
    </style:style>
    <style:style style:name="T6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7" style:family="text">
      <style:text-properties fo:color="#000000" style:font-name="Liberation Serif" fo:font-size="6pt" fo:font-style="normal" style:font-size-asian="6pt" style:font-style-asian="normal" style:font-name-complex="DejaVuSans1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462cm" svg:height="4.291cm" svg:x="2.233cm" svg:y="0.871cm" svg:viewBox="0 0 3463 4292" draw:points="0,4292 3463,4292 3463,0 0,0">
          <text:p/>
        </draw:polygon>
        <draw:polygon draw:style-name="gr2" draw:text-style-name="P2" draw:layer="layout" svg:width="3.462cm" svg:height="0.226cm" svg:x="2.233cm" svg:y="4.741cm" svg:viewBox="0 0 3463 227" draw:points="0,227 3463,227 3463,0 0,0">
          <text:p/>
        </draw:polygon>
        <draw:polygon draw:style-name="gr3" draw:text-style-name="P3" draw:layer="layout" svg:width="0.092cm" svg:height="0.226cm" svg:x="2.233cm" svg:y="4.458cm" svg:viewBox="0 0 93 227" draw:points="0,227 93,227 93,0 0,0">
          <text:p/>
        </draw:polygon>
        <draw:polygon draw:style-name="gr3" draw:text-style-name="P3" draw:layer="layout" svg:width="1.752cm" svg:height="0.226cm" svg:x="2.326cm" svg:y="4.176cm" svg:viewBox="0 0 1753 227" draw:points="0,227 1753,227 1753,0 0,0">
          <text:p/>
        </draw:polygon>
        <draw:polygon draw:style-name="gr2" draw:text-style-name="P2" draw:layer="layout" svg:width="0.003cm" svg:height="0.226cm" svg:x="4.078cm" svg:y="3.893cm" svg:viewBox="0 0 4 227" draw:points="0,227 4,227 4,0 0,0">
          <text:p/>
        </draw:polygon>
        <draw:polygon draw:style-name="gr3" draw:text-style-name="P3" draw:layer="layout" svg:width="0.838cm" svg:height="0.226cm" svg:x="4.082cm" svg:y="3.61cm" svg:viewBox="0 0 839 227" draw:points="0,227 839,227 839,0 0,0">
          <text:p/>
        </draw:polygon>
        <draw:polygon draw:style-name="gr2" draw:text-style-name="P2" draw:layer="layout" svg:width="0.001cm" svg:height="0.226cm" svg:x="4.921cm" svg:y="3.328cm" svg:viewBox="0 0 2 227" draw:points="0,227 2,227 2,0 0,0">
          <text:p/>
        </draw:polygon>
        <draw:polygon draw:style-name="gr2" draw:text-style-name="P2" draw:layer="layout" svg:width="0cm" svg:height="0.226cm" svg:x="4.923cm" svg:y="3.045cm" svg:viewBox="0 0 1 227" draw:points="0,227 1,227 1,0 0,0">
          <text:p/>
        </draw:polygon>
        <draw:polygon draw:style-name="gr2" draw:text-style-name="P2" draw:layer="layout" svg:width="0cm" svg:height="0.226cm" svg:x="4.923cm" svg:y="2.762cm" svg:viewBox="0 0 1 227" draw:points="0,227 1,227 1,0 0,0">
          <text:p/>
        </draw:polygon>
        <draw:polygon draw:style-name="gr3" draw:text-style-name="P3" draw:layer="layout" svg:width="0.765cm" svg:height="0.226cm" svg:x="4.925cm" svg:y="2.48cm" svg:viewBox="0 0 766 227" draw:points="0,227 766,227 766,0 0,0">
          <text:p/>
        </draw:polygon>
        <draw:polygon draw:style-name="gr2" draw:text-style-name="P2" draw:layer="layout" svg:width="0cm" svg:height="0.226cm" svg:x="5.691cm" svg:y="2.197cm" svg:viewBox="0 0 1 227" draw:points="0,227 1,227 1,0 0,0">
          <text:p/>
        </draw:polygon>
        <draw:polygon draw:style-name="gr2" draw:text-style-name="P2" draw:layer="layout" svg:width="0cm" svg:height="0.225cm" svg:x="5.692cm" svg:y="1.914cm" svg:viewBox="0 0 0 226" draw:points="0,226 0,226 0,0 0,0">
          <text:p/>
        </draw:polygon>
        <draw:polygon draw:style-name="gr2" draw:text-style-name="P2" draw:layer="layout" svg:width="0.004cm" svg:height="0.226cm" svg:x="5.692cm" svg:y="1.631cm" svg:viewBox="0 0 5 227" draw:points="0,227 5,227 5,0 0,0">
          <text:p/>
        </draw:polygon>
        <draw:polygon draw:style-name="gr2" draw:text-style-name="P2" draw:layer="layout" svg:width="0cm" svg:height="0.225cm" svg:x="5.696cm" svg:y="1.349cm" svg:viewBox="0 0 0 226" draw:points="0,226 0,0">
          <text:p/>
        </draw:polygon>
        <draw:polygon draw:style-name="gr4" draw:text-style-name="P4" draw:layer="layout" svg:width="0cm" svg:height="0.225cm" svg:x="5.696cm" svg:y="1.066cm" svg:viewBox="0 0 0 226" draw:points="0,226 0,0">
          <text:p/>
        </draw:polygon>
        <draw:line draw:style-name="gr5" draw:text-style-name="P5" draw:layer="layout" svg:x1="2.922cm" svg:y1="5.162cm" svg:x2="2.922cm" svg:y2="0.871cm">
          <text:p/>
        </draw:line>
        <draw:polygon draw:style-name="gr6" draw:text-style-name="P6" draw:layer="layout" svg:width="0cm" svg:height="0.065cm" svg:x="2.922cm" svg:y="5.162cm" svg:viewBox="0 0 0 66" draw:points="0,0 0,66">
          <text:p/>
        </draw:polygon>
        <draw:line draw:style-name="gr7" draw:text-style-name="P7" draw:layer="layout" svg:x1="2.922cm" svg:y1="5.162cm" svg:x2="2.922cm" svg:y2="5.228cm">
          <text:p/>
        </draw:line>
        <draw:line draw:style-name="gr5" draw:text-style-name="P5" draw:layer="layout" svg:x1="3.61cm" svg:y1="5.162cm" svg:x2="3.61cm" svg:y2="0.871cm">
          <text:p/>
        </draw:line>
        <draw:polygon draw:style-name="gr6" draw:text-style-name="P6" draw:layer="layout" svg:width="0cm" svg:height="0.065cm" svg:x="3.61cm" svg:y="5.162cm" svg:viewBox="0 0 0 66" draw:points="0,0 0,66">
          <text:p/>
        </draw:polygon>
        <draw:line draw:style-name="gr7" draw:text-style-name="P7" draw:layer="layout" svg:x1="3.61cm" svg:y1="5.162cm" svg:x2="3.61cm" svg:y2="5.228cm">
          <text:p/>
        </draw:line>
        <draw:frame draw:style-name="gr8" draw:text-style-name="P9" draw:layer="layout" svg:width="0.532cm" svg:height="0.279cm" svg:x="2.866cm" svg:y="5.279cm">
          <draw:text-box>
            <text:p text:style-name="P8"><text:span text:style-name="T1">5</text:span></text:p>
          </draw:text-box>
        </draw:frame>
        <draw:line draw:style-name="gr5" draw:text-style-name="P5" draw:layer="layout" svg:x1="4.299cm" svg:y1="5.162cm" svg:x2="4.299cm" svg:y2="0.871cm">
          <text:p/>
        </draw:line>
        <draw:polygon draw:style-name="gr6" draw:text-style-name="P6" draw:layer="layout" svg:width="0cm" svg:height="0.065cm" svg:x="4.299cm" svg:y="5.162cm" svg:viewBox="0 0 0 66" draw:points="0,0 0,66">
          <text:p/>
        </draw:polygon>
        <draw:line draw:style-name="gr7" draw:text-style-name="P7" draw:layer="layout" svg:x1="4.299cm" svg:y1="5.162cm" svg:x2="4.299cm" svg:y2="5.228cm">
          <text:p/>
        </draw:line>
        <draw:frame draw:style-name="gr9" draw:text-style-name="P9" draw:layer="layout" svg:width="0.664cm" svg:height="0.279cm" svg:x="3.464cm" svg:y="5.279cm">
          <draw:text-box>
            <text:p text:style-name="P8"><text:span text:style-name="T1">10</text:span></text:p>
          </draw:text-box>
        </draw:frame>
        <draw:line draw:style-name="gr5" draw:text-style-name="P5" draw:layer="layout" svg:x1="4.988cm" svg:y1="5.162cm" svg:x2="4.988cm" svg:y2="0.871cm">
          <text:p/>
        </draw:line>
        <draw:polygon draw:style-name="gr6" draw:text-style-name="P6" draw:layer="layout" svg:width="0cm" svg:height="0.065cm" svg:x="4.988cm" svg:y="5.162cm" svg:viewBox="0 0 0 66" draw:points="0,0 0,66">
          <text:p/>
        </draw:polygon>
        <draw:line draw:style-name="gr7" draw:text-style-name="P7" draw:layer="layout" svg:x1="4.988cm" svg:y1="5.162cm" svg:x2="4.988cm" svg:y2="5.228cm">
          <text:p/>
        </draw:line>
        <draw:frame draw:style-name="gr10" draw:text-style-name="P9" draw:layer="layout" svg:width="0.666cm" svg:height="0.279cm" svg:x="4.152cm" svg:y="5.279cm">
          <draw:text-box>
            <text:p text:style-name="P8"><text:span text:style-name="T1">15</text:span></text:p>
          </draw:text-box>
        </draw:frame>
        <draw:line draw:style-name="gr5" draw:text-style-name="P5" draw:layer="layout" svg:x1="5.677cm" svg:y1="5.162cm" svg:x2="5.677cm" svg:y2="0.871cm">
          <text:p/>
        </draw:line>
        <draw:polygon draw:style-name="gr6" draw:text-style-name="P6" draw:layer="layout" svg:width="0cm" svg:height="0.065cm" svg:x="5.677cm" svg:y="5.162cm" svg:viewBox="0 0 0 66" draw:points="0,0 0,66">
          <text:p/>
        </draw:polygon>
        <draw:line draw:style-name="gr7" draw:text-style-name="P7" draw:layer="layout" svg:x1="5.677cm" svg:y1="5.162cm" svg:x2="5.677cm" svg:y2="5.228cm">
          <text:p/>
        </draw:line>
        <draw:frame draw:style-name="gr9" draw:text-style-name="P9" draw:layer="layout" svg:width="0.664cm" svg:height="0.279cm" svg:x="4.841cm" svg:y="5.279cm">
          <draw:text-box>
            <text:p text:style-name="P8"><text:span text:style-name="T1">20</text:span></text:p>
          </draw:text-box>
        </draw:frame>
        <draw:frame draw:style-name="gr11" draw:text-style-name="P9" draw:layer="layout" svg:width="0.665cm" svg:height="0.279cm" svg:x="5.53cm" svg:y="5.279cm">
          <draw:text-box>
            <text:p text:style-name="P8"><text:span text:style-name="T1">25</text:span></text:p>
          </draw:text-box>
        </draw:frame>
        <draw:line draw:style-name="gr5" draw:text-style-name="P5" draw:layer="layout" svg:x1="2.233cm" svg:y1="4.854cm" svg:x2="5.696cm" svg:y2="4.854cm">
          <text:p/>
        </draw:line>
        <draw:polygon draw:style-name="gr6" draw:text-style-name="P10" draw:layer="layout" svg:width="0.012cm" svg:height="0cm" svg:x="2.198cm" svg:y="5.161cm" svg:viewBox="0 0 13 0" draw:points="13,0 0,0">
          <text:p/>
        </draw:polygon>
        <draw:line draw:style-name="gr7" draw:text-style-name="P5" draw:layer="layout" svg:x1="2.233cm" svg:y1="4.854cm" svg:x2="2.22cm" svg:y2="4.854cm">
          <text:p/>
        </draw:line>
        <draw:line draw:style-name="gr5" draw:text-style-name="P5" draw:layer="layout" svg:x1="2.233cm" svg:y1="4.571cm" svg:x2="5.696cm" svg:y2="4.571cm">
          <text:p/>
        </draw:line>
        <draw:polygon draw:style-name="gr6" draw:text-style-name="P10" draw:layer="layout" svg:width="0.012cm" svg:height="0cm" svg:x="2.198cm" svg:y="4.839cm" svg:viewBox="0 0 13 0" draw:points="13,0 0,0">
          <text:p/>
        </draw:polygon>
        <draw:line draw:style-name="gr7" draw:text-style-name="P5" draw:layer="layout" svg:x1="2.233cm" svg:y1="4.571cm" svg:x2="2.22cm" svg:y2="4.571cm">
          <text:p/>
        </draw:line>
        <draw:line draw:style-name="gr5" draw:text-style-name="P5" draw:layer="layout" svg:x1="2.233cm" svg:y1="4.288cm" svg:x2="5.696cm" svg:y2="4.288cm">
          <text:p/>
        </draw:line>
        <draw:polygon draw:style-name="gr6" draw:text-style-name="P10" draw:layer="layout" svg:width="0.012cm" svg:height="0cm" svg:x="2.198cm" svg:y="4.517cm" svg:viewBox="0 0 13 0" draw:points="13,0 0,0">
          <text:p/>
        </draw:polygon>
        <draw:line draw:style-name="gr7" draw:text-style-name="P5" draw:layer="layout" svg:x1="2.233cm" svg:y1="4.288cm" svg:x2="2.22cm" svg:y2="4.288cm">
          <text:p/>
        </draw:line>
        <draw:line draw:style-name="gr5" draw:text-style-name="P5" draw:layer="layout" svg:x1="2.233cm" svg:y1="4.006cm" svg:x2="5.696cm" svg:y2="4.006cm">
          <text:p/>
        </draw:line>
        <draw:polygon draw:style-name="gr6" draw:text-style-name="P10" draw:layer="layout" svg:width="0.012cm" svg:height="0cm" svg:x="2.198cm" svg:y="4.197cm" svg:viewBox="0 0 13 0" draw:points="13,0 0,0">
          <text:p/>
        </draw:polygon>
        <draw:line draw:style-name="gr7" draw:text-style-name="P5" draw:layer="layout" svg:x1="2.233cm" svg:y1="4.006cm" svg:x2="2.22cm" svg:y2="4.006cm">
          <text:p/>
        </draw:line>
        <draw:line draw:style-name="gr5" draw:text-style-name="P5" draw:layer="layout" svg:x1="2.233cm" svg:y1="3.723cm" svg:x2="5.696cm" svg:y2="3.723cm">
          <text:p/>
        </draw:line>
        <draw:polygon draw:style-name="gr6" draw:text-style-name="P10" draw:layer="layout" svg:width="0.012cm" svg:height="0cm" svg:x="2.198cm" svg:y="3.876cm" svg:viewBox="0 0 13 0" draw:points="13,0 0,0">
          <text:p/>
        </draw:polygon>
        <draw:line draw:style-name="gr7" draw:text-style-name="P5" draw:layer="layout" svg:x1="2.233cm" svg:y1="3.723cm" svg:x2="2.22cm" svg:y2="3.723cm">
          <text:p/>
        </draw:line>
        <draw:line draw:style-name="gr5" draw:text-style-name="P5" draw:layer="layout" svg:x1="2.233cm" svg:y1="3.44cm" svg:x2="5.696cm" svg:y2="3.44cm">
          <text:p/>
        </draw:line>
        <draw:polygon draw:style-name="gr6" draw:text-style-name="P10" draw:layer="layout" svg:width="0.012cm" svg:height="0cm" svg:x="2.198cm" svg:y="3.554cm" svg:viewBox="0 0 13 0" draw:points="13,0 0,0">
          <text:p/>
        </draw:polygon>
        <draw:line draw:style-name="gr7" draw:text-style-name="P5" draw:layer="layout" svg:x1="2.233cm" svg:y1="3.44cm" svg:x2="2.22cm" svg:y2="3.44cm">
          <text:p/>
        </draw:line>
        <draw:line draw:style-name="gr5" draw:text-style-name="P5" draw:layer="layout" svg:x1="2.233cm" svg:y1="3.158cm" svg:x2="5.696cm" svg:y2="3.158cm">
          <text:p/>
        </draw:line>
        <draw:polygon draw:style-name="gr6" draw:text-style-name="P10" draw:layer="layout" svg:width="0.012cm" svg:height="0cm" svg:x="2.198cm" svg:y="3.234cm" svg:viewBox="0 0 13 0" draw:points="13,0 0,0">
          <text:p/>
        </draw:polygon>
        <draw:line draw:style-name="gr7" draw:text-style-name="P5" draw:layer="layout" svg:x1="2.233cm" svg:y1="3.158cm" svg:x2="2.22cm" svg:y2="3.158cm">
          <text:p/>
        </draw:line>
        <draw:line draw:style-name="gr5" draw:text-style-name="P5" draw:layer="layout" svg:x1="2.233cm" svg:y1="2.876cm" svg:x2="5.696cm" svg:y2="2.876cm">
          <text:p/>
        </draw:line>
        <draw:polygon draw:style-name="gr6" draw:text-style-name="P10" draw:layer="layout" svg:width="0.012cm" svg:height="0cm" svg:x="2.198cm" svg:y="2.913cm" svg:viewBox="0 0 13 0" draw:points="13,0 0,0">
          <text:p/>
        </draw:polygon>
        <draw:line draw:style-name="gr7" draw:text-style-name="P5" draw:layer="layout" svg:x1="2.233cm" svg:y1="2.876cm" svg:x2="2.22cm" svg:y2="2.876cm">
          <text:p/>
        </draw:line>
        <draw:line draw:style-name="gr5" draw:text-style-name="P5" draw:layer="layout" svg:x1="2.233cm" svg:y1="2.593cm" svg:x2="5.696cm" svg:y2="2.593cm">
          <text:p/>
        </draw:line>
        <draw:polygon draw:style-name="gr6" draw:text-style-name="P10" draw:layer="layout" svg:width="0.012cm" svg:height="0cm" svg:x="2.198cm" svg:y="2.592cm" svg:viewBox="0 0 13 0" draw:points="13,0 0,0">
          <text:p/>
        </draw:polygon>
        <draw:line draw:style-name="gr7" draw:text-style-name="P5" draw:layer="layout" svg:x1="2.233cm" svg:y1="2.593cm" svg:x2="2.22cm" svg:y2="2.593cm">
          <text:p/>
        </draw:line>
        <draw:line draw:style-name="gr5" draw:text-style-name="P5" draw:layer="layout" svg:x1="2.233cm" svg:y1="2.31cm" svg:x2="5.696cm" svg:y2="2.31cm">
          <text:p/>
        </draw:line>
        <draw:polygon draw:style-name="gr6" draw:text-style-name="P10" draw:layer="layout" svg:width="0.012cm" svg:height="0cm" svg:x="2.198cm" svg:y="2.27cm" svg:viewBox="0 0 13 0" draw:points="13,0 0,0">
          <text:p/>
        </draw:polygon>
        <draw:line draw:style-name="gr7" draw:text-style-name="P5" draw:layer="layout" svg:x1="2.233cm" svg:y1="2.31cm" svg:x2="2.22cm" svg:y2="2.31cm">
          <text:p/>
        </draw:line>
        <draw:line draw:style-name="gr5" draw:text-style-name="P5" draw:layer="layout" svg:x1="2.233cm" svg:y1="2.028cm" svg:x2="5.696cm" svg:y2="2.028cm">
          <text:p/>
        </draw:line>
        <draw:polygon draw:style-name="gr6" draw:text-style-name="P10" draw:layer="layout" svg:width="0.012cm" svg:height="0cm" svg:x="2.198cm" svg:y="1.95cm" svg:viewBox="0 0 13 0" draw:points="13,0 0,0">
          <text:p/>
        </draw:polygon>
        <draw:line draw:style-name="gr7" draw:text-style-name="P5" draw:layer="layout" svg:x1="2.233cm" svg:y1="2.028cm" svg:x2="2.22cm" svg:y2="2.028cm">
          <text:p/>
        </draw:line>
        <draw:line draw:style-name="gr5" draw:text-style-name="P5" draw:layer="layout" svg:x1="2.233cm" svg:y1="1.745cm" svg:x2="5.696cm" svg:y2="1.745cm">
          <text:p/>
        </draw:line>
        <draw:polygon draw:style-name="gr6" draw:text-style-name="P10" draw:layer="layout" svg:width="0.012cm" svg:height="0cm" svg:x="2.198cm" svg:y="1.628cm" svg:viewBox="0 0 13 0" draw:points="13,0 0,0">
          <text:p/>
        </draw:polygon>
        <draw:line draw:style-name="gr7" draw:text-style-name="P5" draw:layer="layout" svg:x1="2.233cm" svg:y1="1.745cm" svg:x2="2.22cm" svg:y2="1.745cm">
          <text:p/>
        </draw:line>
        <draw:line draw:style-name="gr5" draw:text-style-name="P5" draw:layer="layout" svg:x1="2.233cm" svg:y1="1.462cm" svg:x2="5.696cm" svg:y2="1.462cm">
          <text:p/>
        </draw:line>
        <draw:polygon draw:style-name="gr6" draw:text-style-name="P10" draw:layer="layout" svg:width="0.012cm" svg:height="0cm" svg:x="2.198cm" svg:y="1.307cm" svg:viewBox="0 0 13 0" draw:points="13,0 0,0">
          <text:p/>
        </draw:polygon>
        <draw:line draw:style-name="gr7" draw:text-style-name="P5" draw:layer="layout" svg:x1="2.233cm" svg:y1="1.462cm" svg:x2="2.22cm" svg:y2="1.462cm">
          <text:p/>
        </draw:line>
        <draw:line draw:style-name="gr5" draw:text-style-name="P5" draw:layer="layout" svg:x1="2.233cm" svg:y1="1.179cm" svg:x2="5.696cm" svg:y2="1.179cm">
          <text:p/>
        </draw:line>
        <draw:polygon draw:style-name="gr6" draw:text-style-name="P10" draw:layer="layout" svg:width="0.012cm" svg:height="0cm" svg:x="2.198cm" svg:y="0.985cm" svg:viewBox="0 0 13 0" draw:points="13,0 0,0">
          <text:p/>
        </draw:polygon>
        <draw:line draw:style-name="gr7" draw:text-style-name="P5" draw:layer="layout" svg:x1="2.233cm" svg:y1="1.179cm" svg:x2="2.22cm" svg:y2="1.179cm">
          <text:p/>
        </draw:line>
        <draw:line draw:style-name="gr12" draw:text-style-name="P5" draw:layer="layout" svg:x1="2.233cm" svg:y1="5.162cm" svg:x2="2.233cm" svg:y2="0.871cm">
          <text:p/>
        </draw:line>
        <draw:line draw:style-name="gr12" draw:text-style-name="P5" draw:layer="layout" svg:x1="5.696cm" svg:y1="5.162cm" svg:x2="5.696cm" svg:y2="0.871cm">
          <text:p/>
        </draw:line>
        <draw:line draw:style-name="gr12" draw:text-style-name="P7" draw:layer="layout" svg:x1="2.233cm" svg:y1="5.162cm" svg:x2="5.696cm" svg:y2="5.162cm">
          <text:p/>
        </draw:line>
        <draw:line draw:style-name="gr12" draw:text-style-name="P5" draw:layer="layout" svg:x1="2.233cm" svg:y1="0.871cm" svg:x2="5.696cm" svg:y2="0.871cm">
          <text:p/>
        </draw:line>
        <draw:frame draw:style-name="gr13" draw:text-style-name="P11" draw:layer="layout" svg:width="0.948cm" svg:height="0.319cm" svg:x="3.679cm" svg:y="0.453cm">
          <draw:text-box>
            <text:p text:style-name="P8"><text:span text:style-name="T2">CPU</text:span></text:p>
          </draw:text-box>
        </draw:frame>
        <draw:frame draw:style-name="gr14" draw:text-style-name="P9" draw:layer="layout" svg:width="0.388cm" svg:height="0.256cm" svg:x="3.943cm" svg:y="5.529cm">
          <draw:text-box>
            <text:p text:style-name="P8"><text:span text:style-name="T1">(s)</text:span></text:p>
          </draw:text-box>
        </draw:frame>
        <draw:polygon draw:style-name="gr1" draw:text-style-name="P12" draw:layer="layout" svg:width="3.476cm" svg:height="4.298cm" svg:x="6.205cm" svg:y="0.86cm" svg:viewBox="0 0 3477 4299" draw:points="0,4299 3477,4299 3477,0 0,0">
          <text:p/>
        </draw:polygon>
        <draw:polygon draw:style-name="gr2" draw:text-style-name="P13" draw:layer="layout" svg:width="3.476cm" svg:height="0.226cm" svg:x="6.205cm" svg:y="4.736cm" svg:viewBox="0 0 3477 227" draw:points="0,227 3477,227 3477,0 0,0">
          <text:p/>
        </draw:polygon>
        <draw:polygon draw:style-name="gr15" draw:text-style-name="P14" draw:layer="layout" svg:width="0.152cm" svg:height="0.201cm" svg:x="6.205cm" svg:y="4.478cm" svg:viewBox="0 0 153 202" draw:points="0,202 153,202 153,0 0,0">
          <text:p/>
        </draw:polygon>
        <draw:polygon draw:style-name="gr15" draw:text-style-name="P14" draw:layer="layout" svg:width="1.683cm" svg:height="0.226cm" svg:x="6.357cm" svg:y="4.17cm" svg:viewBox="0 0 1684 227" draw:points="0,227 1684,227 1684,0 0,0">
          <text:p/>
        </draw:polygon>
        <draw:polygon draw:style-name="gr2" draw:text-style-name="P13" draw:layer="layout" svg:width="0.03cm" svg:height="0.226cm" svg:x="8.042cm" svg:y="3.887cm" svg:viewBox="0 0 31 227" draw:points="0,227 31,227 31,0 0,0">
          <text:p/>
        </draw:polygon>
        <draw:polygon draw:style-name="gr15" draw:text-style-name="P14" draw:layer="layout" svg:width="0.806cm" svg:height="0.226cm" svg:x="8.073cm" svg:y="3.603cm" svg:viewBox="0 0 807 227" draw:points="0,227 807,227 807,0 0,0">
          <text:p/>
        </draw:polygon>
        <draw:polygon draw:style-name="gr16" draw:text-style-name="P15" draw:layer="layout" svg:width="0.014cm" svg:height="0.226cm" svg:x="8.881cm" svg:y="3.32cm" svg:viewBox="0 0 15 227" draw:points="0,227 15,227 15,0 0,0">
          <text:p/>
        </draw:polygon>
        <draw:polygon draw:style-name="gr16" draw:text-style-name="P15" draw:layer="layout" svg:width="0.005cm" svg:height="0.226cm" svg:x="8.896cm" svg:y="3.037cm" svg:viewBox="0 0 6 227" draw:points="0,227 6,227 6,0 0,0">
          <text:p/>
        </draw:polygon>
        <draw:polygon draw:style-name="gr16" draw:text-style-name="P15" draw:layer="layout" svg:width="0.005cm" svg:height="0.226cm" svg:x="8.902cm" svg:y="2.754cm" svg:viewBox="0 0 6 227" draw:points="0,227 6,227 6,0 0,0">
          <text:p/>
        </draw:polygon>
        <draw:polygon draw:style-name="gr15" draw:text-style-name="P14" draw:layer="layout" svg:width="0.721cm" svg:height="0.226cm" svg:x="8.911cm" svg:y="2.471cm" svg:viewBox="0 0 722 227" draw:points="0,227 722,227 722,0 0,0">
          <text:p/>
        </draw:polygon>
        <draw:polygon draw:style-name="gr16" draw:text-style-name="P15" draw:layer="layout" svg:width="0.006cm" svg:height="0.226cm" svg:x="9.633cm" svg:y="2.188cm" svg:viewBox="0 0 7 227" draw:points="0,227 7,227 7,0 0,0">
          <text:p/>
        </draw:polygon>
        <draw:polygon draw:style-name="gr16" draw:text-style-name="P15" draw:layer="layout" svg:width="0cm" svg:height="0.226cm" svg:x="9.641cm" svg:y="1.905cm" svg:viewBox="0 0 1 227" draw:points="0,227 1,227 1,0 0,0">
          <text:p/>
        </draw:polygon>
        <draw:polygon draw:style-name="gr16" draw:text-style-name="P15" draw:layer="layout" svg:width="0.038cm" svg:height="0.226cm" svg:x="9.641cm" svg:y="1.622cm" svg:viewBox="0 0 39 227" draw:points="0,227 39,227 39,0 0,0">
          <text:p/>
        </draw:polygon>
        <draw:polygon draw:style-name="gr4" draw:text-style-name="P16" draw:layer="layout" svg:width="0cm" svg:height="0.226cm" svg:x="9.68cm" svg:y="1.339cm" svg:viewBox="0 0 0 227" draw:points="0,227 0,227 0,0 0,0">
          <text:p/>
        </draw:polygon>
        <draw:polygon draw:style-name="gr17" draw:text-style-name="P17" draw:layer="layout" svg:width="0cm" svg:height="0.226cm" svg:x="9.68cm" svg:y="1.055cm" svg:viewBox="0 0 0 227" draw:points="0,227 0,0">
          <text:p/>
        </draw:polygon>
        <draw:line draw:style-name="gr18" draw:text-style-name="P18" draw:layer="layout" svg:x1="6.205cm" svg:y1="5.158cm" svg:x2="6.205cm" svg:y2="0.86cm">
          <text:p/>
        </draw:line>
        <draw:polygon draw:style-name="gr6" draw:text-style-name="P6" draw:layer="layout" svg:width="0cm" svg:height="0.065cm" svg:x="6.205cm" svg:y="5.158cm" svg:viewBox="0 0 0 66" draw:points="0,0 0,66">
          <text:p/>
        </draw:polygon>
        <draw:line draw:style-name="gr7" draw:text-style-name="P7" draw:layer="layout" svg:x1="6.205cm" svg:y1="5.158cm" svg:x2="6.205cm" svg:y2="5.224cm">
          <text:p/>
        </draw:line>
        <draw:line draw:style-name="gr18" draw:text-style-name="P18" draw:layer="layout" svg:x1="6.838cm" svg:y1="5.158cm" svg:x2="6.838cm" svg:y2="0.86cm">
          <text:p/>
        </draw:line>
        <draw:polygon draw:style-name="gr6" draw:text-style-name="P6" draw:layer="layout" svg:width="0cm" svg:height="0.065cm" svg:x="6.838cm" svg:y="5.158cm" svg:viewBox="0 0 0 66" draw:points="0,0 0,66">
          <text:p/>
        </draw:polygon>
        <draw:line draw:style-name="gr7" draw:text-style-name="P7" draw:layer="layout" svg:x1="6.838cm" svg:y1="5.158cm" svg:x2="6.838cm" svg:y2="5.224cm">
          <text:p/>
        </draw:line>
        <draw:frame draw:style-name="gr19" draw:text-style-name="P9" draw:layer="layout" svg:width="0.136cm" svg:height="0.239cm" svg:x="6.199cm" svg:y="5.275cm">
          <draw:text-box>
            <text:p text:style-name="P8"><text:span text:style-name="T1">0</text:span></text:p>
          </draw:text-box>
        </draw:frame>
        <draw:line draw:style-name="gr18" draw:text-style-name="P18" draw:layer="layout" svg:x1="7.473cm" svg:y1="5.158cm" svg:x2="7.473cm" svg:y2="0.86cm">
          <text:p/>
        </draw:line>
        <draw:polygon draw:style-name="gr6" draw:text-style-name="P6" draw:layer="layout" svg:width="0cm" svg:height="0.065cm" svg:x="7.473cm" svg:y="5.158cm" svg:viewBox="0 0 0 66" draw:points="0,0 0,66">
          <text:p/>
        </draw:polygon>
        <draw:line draw:style-name="gr7" draw:text-style-name="P7" draw:layer="layout" svg:x1="7.473cm" svg:y1="5.158cm" svg:x2="7.473cm" svg:y2="5.224cm">
          <text:p/>
        </draw:line>
        <draw:frame draw:style-name="gr20" draw:text-style-name="P9" draw:layer="layout" svg:width="0.356cm" svg:height="0.239cm" svg:x="6.703cm" svg:y="5.275cm">
          <draw:text-box>
            <text:p text:style-name="P8"><text:span text:style-name="T1">0.5</text:span></text:p>
          </draw:text-box>
        </draw:frame>
        <draw:line draw:style-name="gr18" draw:text-style-name="P18" draw:layer="layout" svg:x1="8.106cm" svg:y1="5.158cm" svg:x2="8.106cm" svg:y2="0.86cm">
          <text:p/>
        </draw:line>
        <draw:polygon draw:style-name="gr6" draw:text-style-name="P6" draw:layer="layout" svg:width="0cm" svg:height="0.065cm" svg:x="8.106cm" svg:y="5.158cm" svg:viewBox="0 0 0 66" draw:points="0,0 0,66">
          <text:p/>
        </draw:polygon>
        <draw:line draw:style-name="gr7" draw:text-style-name="P7" draw:layer="layout" svg:x1="8.106cm" svg:y1="5.158cm" svg:x2="8.106cm" svg:y2="5.224cm">
          <text:p/>
        </draw:line>
        <draw:frame draw:style-name="gr21" draw:text-style-name="P9" draw:layer="layout" svg:width="0.472cm" svg:height="0.239cm" svg:x="7.451cm" svg:y="5.275cm">
          <draw:text-box>
            <text:p text:style-name="P8"><text:span text:style-name="T1">1</text:span></text:p>
          </draw:text-box>
        </draw:frame>
        <draw:line draw:style-name="gr18" draw:text-style-name="P18" draw:layer="layout" svg:x1="8.741cm" svg:y1="5.158cm" svg:x2="8.741cm" svg:y2="0.86cm">
          <text:p/>
        </draw:line>
        <draw:polygon draw:style-name="gr6" draw:text-style-name="P6" draw:layer="layout" svg:width="0cm" svg:height="0.065cm" svg:x="8.741cm" svg:y="5.158cm" svg:viewBox="0 0 0 66" draw:points="0,0 0,66">
          <text:p/>
        </draw:polygon>
        <draw:line draw:style-name="gr7" draw:text-style-name="P7" draw:layer="layout" svg:x1="8.741cm" svg:y1="5.158cm" svg:x2="8.741cm" svg:y2="5.224cm">
          <text:p/>
        </draw:line>
        <draw:frame draw:style-name="gr22" draw:text-style-name="P9" draw:layer="layout" svg:width="0.474cm" svg:height="0.239cm" svg:x="7.965cm" svg:y="5.275cm">
          <draw:text-box>
            <text:p text:style-name="P8"><text:span text:style-name="T1">1.5</text:span></text:p>
          </draw:text-box>
        </draw:frame>
        <draw:line draw:style-name="gr18" draw:text-style-name="P18" draw:layer="layout" svg:x1="9.375cm" svg:y1="5.158cm" svg:x2="9.375cm" svg:y2="0.86cm">
          <text:p/>
        </draw:line>
        <draw:polygon draw:style-name="gr6" draw:text-style-name="P6" draw:layer="layout" svg:width="0cm" svg:height="0.065cm" svg:x="9.375cm" svg:y="5.158cm" svg:viewBox="0 0 0 66" draw:points="0,0 0,66">
          <text:p/>
        </draw:polygon>
        <draw:line draw:style-name="gr7" draw:text-style-name="P7" draw:layer="layout" svg:x1="9.375cm" svg:y1="5.158cm" svg:x2="9.375cm" svg:y2="5.224cm">
          <text:p/>
        </draw:line>
        <draw:frame draw:style-name="gr23" draw:text-style-name="P9" draw:layer="layout" svg:width="0.264cm" svg:height="0.239cm" svg:x="8.685cm" svg:y="5.275cm">
          <draw:text-box>
            <text:p text:style-name="P8"><text:span text:style-name="T1">2</text:span></text:p>
          </draw:text-box>
        </draw:frame>
        <draw:frame draw:style-name="gr21" draw:text-style-name="P9" draw:layer="layout" svg:width="0.472cm" svg:height="0.239cm" svg:x="9.235cm" svg:y="5.275cm">
          <draw:text-box>
            <text:p text:style-name="P8"><text:span text:style-name="T1">2.5</text:span></text:p>
          </draw:text-box>
        </draw:frame>
        <draw:line draw:style-name="gr18" draw:text-style-name="P18" draw:layer="layout" svg:x1="6.205cm" svg:y1="4.849cm" svg:x2="9.682cm" svg:y2="4.849cm">
          <text:p/>
        </draw:line>
        <draw:polygon draw:style-name="gr6" draw:text-style-name="P19" draw:layer="layout" svg:width="0.012cm" svg:height="0cm" svg:x="6.192cm" svg:y="4.849cm" svg:viewBox="0 0 13 0" draw:points="13,0 0,0">
          <text:p/>
        </draw:polygon>
        <draw:line draw:style-name="gr7" draw:text-style-name="P18" draw:layer="layout" svg:x1="6.205cm" svg:y1="4.849cm" svg:x2="6.192cm" svg:y2="4.849cm">
          <text:p/>
        </draw:line>
        <draw:line draw:style-name="gr18" draw:text-style-name="P18" draw:layer="layout" svg:x1="6.205cm" svg:y1="4.566cm" svg:x2="9.682cm" svg:y2="4.566cm">
          <text:p/>
        </draw:line>
        <draw:polygon draw:style-name="gr6" draw:text-style-name="P19" draw:layer="layout" svg:width="0.012cm" svg:height="0cm" svg:x="6.192cm" svg:y="4.566cm" svg:viewBox="0 0 13 0" draw:points="13,0 0,0">
          <text:p/>
        </draw:polygon>
        <draw:line draw:style-name="gr7" draw:text-style-name="P18" draw:layer="layout" svg:x1="6.205cm" svg:y1="4.566cm" svg:x2="6.192cm" svg:y2="4.566cm">
          <text:p/>
        </draw:line>
        <draw:line draw:style-name="gr18" draw:text-style-name="P18" draw:layer="layout" svg:x1="6.205cm" svg:y1="4.283cm" svg:x2="9.682cm" svg:y2="4.283cm">
          <text:p/>
        </draw:line>
        <draw:polygon draw:style-name="gr6" draw:text-style-name="P19" draw:layer="layout" svg:width="0.012cm" svg:height="0cm" svg:x="6.192cm" svg:y="4.283cm" svg:viewBox="0 0 13 0" draw:points="13,0 0,0">
          <text:p/>
        </draw:polygon>
        <draw:line draw:style-name="gr7" draw:text-style-name="P18" draw:layer="layout" svg:x1="6.205cm" svg:y1="4.283cm" svg:x2="6.192cm" svg:y2="4.283cm">
          <text:p/>
        </draw:line>
        <draw:line draw:style-name="gr18" draw:text-style-name="P18" draw:layer="layout" svg:x1="6.205cm" svg:y1="4cm" svg:x2="9.682cm" svg:y2="4cm">
          <text:p/>
        </draw:line>
        <draw:polygon draw:style-name="gr6" draw:text-style-name="P19" draw:layer="layout" svg:width="0.012cm" svg:height="0cm" svg:x="6.192cm" svg:y="4cm" svg:viewBox="0 0 13 0" draw:points="13,0 0,0">
          <text:p/>
        </draw:polygon>
        <draw:line draw:style-name="gr7" draw:text-style-name="P18" draw:layer="layout" svg:x1="6.205cm" svg:y1="4cm" svg:x2="6.192cm" svg:y2="4cm">
          <text:p/>
        </draw:line>
        <draw:line draw:style-name="gr18" draw:text-style-name="P18" draw:layer="layout" svg:x1="6.205cm" svg:y1="3.717cm" svg:x2="9.682cm" svg:y2="3.717cm">
          <text:p/>
        </draw:line>
        <draw:polygon draw:style-name="gr6" draw:text-style-name="P19" draw:layer="layout" svg:width="0.012cm" svg:height="0cm" svg:x="6.192cm" svg:y="3.717cm" svg:viewBox="0 0 13 0" draw:points="13,0 0,0">
          <text:p/>
        </draw:polygon>
        <draw:line draw:style-name="gr7" draw:text-style-name="P18" draw:layer="layout" svg:x1="6.205cm" svg:y1="3.717cm" svg:x2="6.192cm" svg:y2="3.717cm">
          <text:p/>
        </draw:line>
        <draw:line draw:style-name="gr18" draw:text-style-name="P18" draw:layer="layout" svg:x1="6.205cm" svg:y1="3.433cm" svg:x2="9.682cm" svg:y2="3.433cm">
          <text:p/>
        </draw:line>
        <draw:polygon draw:style-name="gr6" draw:text-style-name="P19" draw:layer="layout" svg:width="0.012cm" svg:height="0cm" svg:x="6.192cm" svg:y="3.433cm" svg:viewBox="0 0 13 0" draw:points="13,0 0,0">
          <text:p/>
        </draw:polygon>
        <draw:line draw:style-name="gr7" draw:text-style-name="P18" draw:layer="layout" svg:x1="6.205cm" svg:y1="3.433cm" svg:x2="6.192cm" svg:y2="3.433cm">
          <text:p/>
        </draw:line>
        <draw:line draw:style-name="gr18" draw:text-style-name="P18" draw:layer="layout" svg:x1="6.205cm" svg:y1="3.15cm" svg:x2="9.682cm" svg:y2="3.15cm">
          <text:p/>
        </draw:line>
        <draw:polygon draw:style-name="gr6" draw:text-style-name="P19" draw:layer="layout" svg:width="0.012cm" svg:height="0cm" svg:x="6.192cm" svg:y="3.15cm" svg:viewBox="0 0 13 0" draw:points="13,0 0,0">
          <text:p/>
        </draw:polygon>
        <draw:line draw:style-name="gr7" draw:text-style-name="P18" draw:layer="layout" svg:x1="6.205cm" svg:y1="3.15cm" svg:x2="6.192cm" svg:y2="3.15cm">
          <text:p/>
        </draw:line>
        <draw:line draw:style-name="gr18" draw:text-style-name="P18" draw:layer="layout" svg:x1="6.205cm" svg:y1="2.868cm" svg:x2="9.682cm" svg:y2="2.868cm">
          <text:p/>
        </draw:line>
        <draw:polygon draw:style-name="gr6" draw:text-style-name="P19" draw:layer="layout" svg:width="0.012cm" svg:height="0cm" svg:x="6.192cm" svg:y="2.868cm" svg:viewBox="0 0 13 0" draw:points="13,0 0,0">
          <text:p/>
        </draw:polygon>
        <draw:line draw:style-name="gr7" draw:text-style-name="P18" draw:layer="layout" svg:x1="6.205cm" svg:y1="2.868cm" svg:x2="6.192cm" svg:y2="2.868cm">
          <text:p/>
        </draw:line>
        <draw:line draw:style-name="gr18" draw:text-style-name="P18" draw:layer="layout" svg:x1="6.205cm" svg:y1="2.585cm" svg:x2="9.682cm" svg:y2="2.585cm">
          <text:p/>
        </draw:line>
        <draw:polygon draw:style-name="gr6" draw:text-style-name="P19" draw:layer="layout" svg:width="0.012cm" svg:height="0cm" svg:x="6.192cm" svg:y="2.585cm" svg:viewBox="0 0 13 0" draw:points="13,0 0,0">
          <text:p/>
        </draw:polygon>
        <draw:line draw:style-name="gr7" draw:text-style-name="P18" draw:layer="layout" svg:x1="6.205cm" svg:y1="2.585cm" svg:x2="6.192cm" svg:y2="2.585cm">
          <text:p/>
        </draw:line>
        <draw:line draw:style-name="gr18" draw:text-style-name="P18" draw:layer="layout" svg:x1="6.205cm" svg:y1="2.301cm" svg:x2="9.682cm" svg:y2="2.301cm">
          <text:p/>
        </draw:line>
        <draw:polygon draw:style-name="gr6" draw:text-style-name="P19" draw:layer="layout" svg:width="0.012cm" svg:height="0cm" svg:x="6.192cm" svg:y="2.301cm" svg:viewBox="0 0 13 0" draw:points="13,0 0,0">
          <text:p/>
        </draw:polygon>
        <draw:line draw:style-name="gr7" draw:text-style-name="P18" draw:layer="layout" svg:x1="6.205cm" svg:y1="2.301cm" svg:x2="6.192cm" svg:y2="2.301cm">
          <text:p/>
        </draw:line>
        <draw:line draw:style-name="gr18" draw:text-style-name="P18" draw:layer="layout" svg:x1="6.205cm" svg:y1="2.018cm" svg:x2="9.682cm" svg:y2="2.018cm">
          <text:p/>
        </draw:line>
        <draw:polygon draw:style-name="gr6" draw:text-style-name="P19" draw:layer="layout" svg:width="0.012cm" svg:height="0cm" svg:x="6.192cm" svg:y="2.018cm" svg:viewBox="0 0 13 0" draw:points="13,0 0,0">
          <text:p/>
        </draw:polygon>
        <draw:line draw:style-name="gr7" draw:text-style-name="P18" draw:layer="layout" svg:x1="6.205cm" svg:y1="2.018cm" svg:x2="6.192cm" svg:y2="2.018cm">
          <text:p/>
        </draw:line>
        <draw:line draw:style-name="gr18" draw:text-style-name="P18" draw:layer="layout" svg:x1="6.205cm" svg:y1="1.735cm" svg:x2="9.682cm" svg:y2="1.735cm">
          <text:p/>
        </draw:line>
        <draw:polygon draw:style-name="gr6" draw:text-style-name="P19" draw:layer="layout" svg:width="0.012cm" svg:height="0cm" svg:x="6.192cm" svg:y="1.735cm" svg:viewBox="0 0 13 0" draw:points="13,0 0,0">
          <text:p/>
        </draw:polygon>
        <draw:line draw:style-name="gr7" draw:text-style-name="P18" draw:layer="layout" svg:x1="6.205cm" svg:y1="1.735cm" svg:x2="6.192cm" svg:y2="1.735cm">
          <text:p/>
        </draw:line>
        <draw:line draw:style-name="gr18" draw:text-style-name="P18" draw:layer="layout" svg:x1="6.205cm" svg:y1="1.452cm" svg:x2="9.682cm" svg:y2="1.452cm">
          <text:p/>
        </draw:line>
        <draw:polygon draw:style-name="gr6" draw:text-style-name="P19" draw:layer="layout" svg:width="0.012cm" svg:height="0cm" svg:x="6.192cm" svg:y="1.452cm" svg:viewBox="0 0 13 0" draw:points="13,0 0,0">
          <text:p/>
        </draw:polygon>
        <draw:line draw:style-name="gr7" draw:text-style-name="P18" draw:layer="layout" svg:x1="6.205cm" svg:y1="1.452cm" svg:x2="6.192cm" svg:y2="1.452cm">
          <text:p/>
        </draw:line>
        <draw:line draw:style-name="gr18" draw:text-style-name="P18" draw:layer="layout" svg:x1="6.205cm" svg:y1="1.169cm" svg:x2="9.682cm" svg:y2="1.169cm">
          <text:p/>
        </draw:line>
        <draw:polygon draw:style-name="gr6" draw:text-style-name="P19" draw:layer="layout" svg:width="0.012cm" svg:height="0cm" svg:x="6.192cm" svg:y="1.169cm" svg:viewBox="0 0 13 0" draw:points="13,0 0,0">
          <text:p/>
        </draw:polygon>
        <draw:line draw:style-name="gr7" draw:text-style-name="P18" draw:layer="layout" svg:x1="6.205cm" svg:y1="1.169cm" svg:x2="6.192cm" svg:y2="1.169cm">
          <text:p/>
        </draw:line>
        <draw:line draw:style-name="gr12" draw:text-style-name="P18" draw:layer="layout" svg:x1="6.205cm" svg:y1="5.158cm" svg:x2="6.205cm" svg:y2="0.86cm">
          <text:p/>
        </draw:line>
        <draw:line draw:style-name="gr12" draw:text-style-name="P18" draw:layer="layout" svg:x1="9.68cm" svg:y1="5.158cm" svg:x2="9.68cm" svg:y2="0.86cm">
          <text:p/>
        </draw:line>
        <draw:line draw:style-name="gr12" draw:text-style-name="P7" draw:layer="layout" svg:x1="6.205cm" svg:y1="5.158cm" svg:x2="9.682cm" svg:y2="5.158cm">
          <text:p/>
        </draw:line>
        <draw:line draw:style-name="gr12" draw:text-style-name="P20" draw:layer="layout" svg:x1="6.205cm" svg:y1="0.86cm" svg:x2="9.682cm" svg:y2="0.86cm">
          <text:p/>
        </draw:line>
        <draw:frame draw:style-name="gr14" draw:text-style-name="P9" draw:layer="layout" svg:width="0.388cm" svg:height="0.256cm" svg:x="7.874cm" svg:y="5.529cm">
          <draw:text-box>
            <text:p text:style-name="P8"><text:span text:style-name="T1">(s)</text:span></text:p>
          </draw:text-box>
        </draw:frame>
        <draw:polygon draw:style-name="gr1" draw:text-style-name="P12" draw:layer="layout" svg:width="3.47cm" svg:height="4.296cm" svg:x="10.247cm" svg:y="0.863cm" svg:viewBox="0 0 3471 4297" draw:points="0,4297 3471,4297 3471,0 0,0">
          <text:p/>
        </draw:polygon>
        <draw:polygon draw:style-name="gr2" draw:text-style-name="P13" draw:layer="layout" svg:width="3.304cm" svg:height="0.226cm" svg:x="10.247cm" svg:y="4.737cm" svg:viewBox="0 0 3305 227" draw:points="0,227 3305,227 3305,0 0,0">
          <text:p/>
        </draw:polygon>
        <draw:polygon draw:style-name="gr15" draw:text-style-name="P14" draw:layer="layout" svg:width="0.307cm" svg:height="0.226cm" svg:x="10.247cm" svg:y="4.454cm" svg:viewBox="0 0 308 227" draw:points="0,227 308,227 308,0 0,0">
          <text:p/>
        </draw:polygon>
        <draw:polygon draw:style-name="gr15" draw:text-style-name="P14" draw:layer="layout" svg:width="1.384cm" svg:height="0.226cm" svg:x="10.557cm" svg:y="4.171cm" svg:viewBox="0 0 1385 227" draw:points="0,227 1385,227 1385,0 0,0">
          <text:p/>
        </draw:polygon>
        <draw:polygon draw:style-name="gr2" draw:text-style-name="P13" draw:layer="layout" svg:width="0.107cm" svg:height="0.226cm" svg:x="11.941cm" svg:y="3.888cm" svg:viewBox="0 0 108 227" draw:points="0,227 108,227 108,0 0,0">
          <text:p/>
        </draw:polygon>
        <draw:polygon draw:style-name="gr15" draw:text-style-name="P14" draw:layer="layout" svg:width="0.664cm" svg:height="0.226cm" svg:x="12.053cm" svg:y="3.605cm" svg:viewBox="0 0 665 227" draw:points="0,227 665,227 665,0 0,0">
          <text:p/>
        </draw:polygon>
        <draw:polygon draw:style-name="gr2" draw:text-style-name="P13" draw:layer="layout" svg:width="0.053cm" svg:height="0.226cm" svg:x="12.719cm" svg:y="3.322cm" svg:viewBox="0 0 54 227" draw:points="0,227 54,227 54,0 0,0">
          <text:p/>
        </draw:polygon>
        <draw:polygon draw:style-name="gr2" draw:text-style-name="P13" draw:layer="layout" svg:width="0.02cm" svg:height="0.226cm" svg:x="12.773cm" svg:y="3.039cm" svg:viewBox="0 0 21 227" draw:points="0,227 21,227 21,0 0,0">
          <text:p/>
        </draw:polygon>
        <draw:polygon draw:style-name="gr2" draw:text-style-name="P13" draw:layer="layout" svg:width="0.019cm" svg:height="0.226cm" svg:x="12.793cm" svg:y="2.756cm" svg:viewBox="0 0 20 227" draw:points="0,227 20,227 20,0 0,0">
          <text:p/>
        </draw:polygon>
        <draw:polygon draw:style-name="gr15" draw:text-style-name="P14" draw:layer="layout" svg:width="0.557cm" svg:height="0.226cm" svg:x="12.828cm" svg:y="2.473cm" svg:viewBox="0 0 558 227" draw:points="0,227 558,227 558,0 0,0">
          <text:p/>
        </draw:polygon>
        <draw:polygon draw:style-name="gr2" draw:text-style-name="P13" draw:layer="layout" svg:width="0.026cm" svg:height="0.226cm" svg:x="13.385cm" svg:y="2.19cm" svg:viewBox="0 0 27 227" draw:points="0,227 27,227 27,0 0,0">
          <text:p/>
        </draw:polygon>
        <draw:polygon draw:style-name="gr2" draw:text-style-name="P13" draw:layer="layout" svg:width="0.001cm" svg:height="0.226cm" svg:x="13.412cm" svg:y="1.907cm" svg:viewBox="0 0 2 227" draw:points="0,227 2,227 2,0 0,0">
          <text:p/>
        </draw:polygon>
        <draw:polygon draw:style-name="gr2" draw:text-style-name="P13" draw:layer="layout" svg:width="0.137cm" svg:height="0.226cm" svg:x="13.415cm" svg:y="1.624cm" svg:viewBox="0 0 138 227" draw:points="0,227 138,227 138,0 0,0">
          <text:p/>
        </draw:polygon>
        <draw:polygon draw:style-name="gr2" draw:text-style-name="P13" draw:layer="layout" svg:width="0cm" svg:height="0.226cm" svg:x="13.552cm" svg:y="1.341cm" svg:viewBox="0 0 0 227" draw:points="0,227 0,227 0,0 0,0">
          <text:p/>
        </draw:polygon>
        <draw:polygon draw:style-name="gr2" draw:text-style-name="P13" draw:layer="layout" svg:width="0cm" svg:height="0.226cm" svg:x="13.552cm" svg:y="1.058cm" svg:viewBox="0 0 0 227" draw:points="0,227 0,0">
          <text:p/>
        </draw:polygon>
        <draw:line draw:style-name="gr18" draw:text-style-name="P18" draw:layer="layout" svg:x1="10.247cm" svg:y1="5.159cm" svg:x2="10.247cm" svg:y2="0.863cm">
          <text:p/>
        </draw:line>
        <draw:polygon draw:style-name="gr6" draw:text-style-name="P6" draw:layer="layout" svg:width="0cm" svg:height="0.065cm" svg:x="10.247cm" svg:y="5.159cm" svg:viewBox="0 0 0 66" draw:points="0,0 0,66">
          <text:p/>
        </draw:polygon>
        <draw:line draw:style-name="gr7" draw:text-style-name="P7" draw:layer="layout" svg:x1="10.247cm" svg:y1="5.159cm" svg:x2="10.247cm" svg:y2="5.225cm">
          <text:p/>
        </draw:line>
        <draw:line draw:style-name="gr18" draw:text-style-name="P18" draw:layer="layout" svg:x1="10.697cm" svg:y1="5.159cm" svg:x2="10.697cm" svg:y2="0.863cm">
          <text:p/>
        </draw:line>
        <draw:polygon draw:style-name="gr6" draw:text-style-name="P6" draw:layer="layout" svg:width="0cm" svg:height="0.065cm" svg:x="10.697cm" svg:y="5.159cm" svg:viewBox="0 0 0 66" draw:points="0,0 0,66">
          <text:p/>
        </draw:polygon>
        <draw:line draw:style-name="gr7" draw:text-style-name="P7" draw:layer="layout" svg:x1="10.697cm" svg:y1="5.159cm" svg:x2="10.697cm" svg:y2="5.225cm">
          <text:p/>
        </draw:line>
        <draw:frame draw:style-name="gr24" draw:text-style-name="P9" draw:layer="layout" svg:width="0.143cm" svg:height="0.239cm" svg:x="10.189cm" svg:y="5.276cm">
          <draw:text-box>
            <text:p text:style-name="P8"><text:span text:style-name="T1">0</text:span></text:p>
          </draw:text-box>
        </draw:frame>
        <draw:line draw:style-name="gr18" draw:text-style-name="P18" draw:layer="layout" svg:x1="11.146cm" svg:y1="5.159cm" svg:x2="11.146cm" svg:y2="0.863cm">
          <text:p/>
        </draw:line>
        <draw:polygon draw:style-name="gr6" draw:text-style-name="P6" draw:layer="layout" svg:width="0cm" svg:height="0.065cm" svg:x="11.146cm" svg:y="5.159cm" svg:viewBox="0 0 0 66" draw:points="0,0 0,66">
          <text:p/>
        </draw:polygon>
        <draw:line draw:style-name="gr7" draw:text-style-name="P7" draw:layer="layout" svg:x1="11.146cm" svg:y1="5.159cm" svg:x2="11.146cm" svg:y2="5.225cm">
          <text:p/>
        </draw:line>
        <draw:frame draw:style-name="gr25" draw:text-style-name="P9" draw:layer="layout" svg:width="0.405cm" svg:height="0.239cm" svg:x="10.515cm" svg:y="5.276cm">
          <draw:text-box>
            <text:p text:style-name="P8"><text:span text:style-name="T1">0.1</text:span></text:p>
          </draw:text-box>
        </draw:frame>
        <draw:line draw:style-name="gr18" draw:text-style-name="P18" draw:layer="layout" svg:x1="11.596cm" svg:y1="5.159cm" svg:x2="11.596cm" svg:y2="0.863cm">
          <text:p/>
        </draw:line>
        <draw:polygon draw:style-name="gr6" draw:text-style-name="P6" draw:layer="layout" svg:width="0cm" svg:height="0.065cm" svg:x="11.596cm" svg:y="5.159cm" svg:viewBox="0 0 0 66" draw:points="0,0 0,66">
          <text:p/>
        </draw:polygon>
        <draw:line draw:style-name="gr7" draw:text-style-name="P7" draw:layer="layout" svg:x1="11.596cm" svg:y1="5.159cm" svg:x2="11.596cm" svg:y2="5.225cm">
          <text:p/>
        </draw:line>
        <draw:frame draw:style-name="gr25" draw:text-style-name="P9" draw:layer="layout" svg:width="0.405cm" svg:height="0.239cm" svg:x="10.976cm" svg:y="5.276cm">
          <draw:text-box>
            <text:p text:style-name="P8"><text:span text:style-name="T1">0.2</text:span></text:p>
          </draw:text-box>
        </draw:frame>
        <draw:line draw:style-name="gr18" draw:text-style-name="P18" draw:layer="layout" svg:x1="12.045cm" svg:y1="5.159cm" svg:x2="12.045cm" svg:y2="0.863cm">
          <text:p/>
        </draw:line>
        <draw:polygon draw:style-name="gr6" draw:text-style-name="P6" draw:layer="layout" svg:width="0cm" svg:height="0.065cm" svg:x="12.045cm" svg:y="5.159cm" svg:viewBox="0 0 0 66" draw:points="0,0 0,66">
          <text:p/>
        </draw:polygon>
        <draw:line draw:style-name="gr7" draw:text-style-name="P7" draw:layer="layout" svg:x1="12.045cm" svg:y1="5.159cm" svg:x2="12.045cm" svg:y2="5.225cm">
          <text:p/>
        </draw:line>
        <draw:frame draw:style-name="gr25" draw:text-style-name="P9" draw:layer="layout" svg:width="0.405cm" svg:height="0.239cm" svg:x="11.414cm" svg:y="5.276cm">
          <draw:text-box>
            <text:p text:style-name="P8"><text:span text:style-name="T1">0.3</text:span></text:p>
          </draw:text-box>
        </draw:frame>
        <draw:line draw:style-name="gr18" draw:text-style-name="P18" draw:layer="layout" svg:x1="12.495cm" svg:y1="5.159cm" svg:x2="12.495cm" svg:y2="0.863cm">
          <text:p/>
        </draw:line>
        <draw:polygon draw:style-name="gr6" draw:text-style-name="P6" draw:layer="layout" svg:width="0cm" svg:height="0.065cm" svg:x="12.495cm" svg:y="5.159cm" svg:viewBox="0 0 0 66" draw:points="0,0 0,66">
          <text:p/>
        </draw:polygon>
        <draw:line draw:style-name="gr7" draw:text-style-name="P7" draw:layer="layout" svg:x1="12.495cm" svg:y1="5.159cm" svg:x2="12.495cm" svg:y2="5.225cm">
          <text:p/>
        </draw:line>
        <draw:frame draw:style-name="gr25" draw:text-style-name="P9" draw:layer="layout" svg:width="0.405cm" svg:height="0.239cm" svg:x="11.887cm" svg:y="5.276cm">
          <draw:text-box>
            <text:p text:style-name="P8"><text:span text:style-name="T1">0.4</text:span></text:p>
          </draw:text-box>
        </draw:frame>
        <draw:line draw:style-name="gr18" draw:text-style-name="P18" draw:layer="layout" svg:x1="12.944cm" svg:y1="5.159cm" svg:x2="12.944cm" svg:y2="0.863cm">
          <text:p/>
        </draw:line>
        <draw:polygon draw:style-name="gr6" draw:text-style-name="P6" draw:layer="layout" svg:width="0cm" svg:height="0.065cm" svg:x="12.944cm" svg:y="5.159cm" svg:viewBox="0 0 0 66" draw:points="0,0 0,66">
          <text:p/>
        </draw:polygon>
        <draw:line draw:style-name="gr7" draw:text-style-name="P7" draw:layer="layout" svg:x1="12.944cm" svg:y1="5.159cm" svg:x2="12.944cm" svg:y2="5.225cm">
          <text:p/>
        </draw:line>
        <draw:frame draw:style-name="gr26" draw:text-style-name="P9" draw:layer="layout" svg:width="0.406cm" svg:height="0.239cm" svg:x="12.301cm" svg:y="5.276cm">
          <draw:text-box>
            <text:p text:style-name="P8"><text:span text:style-name="T1">0.5</text:span></text:p>
          </draw:text-box>
        </draw:frame>
        <draw:line draw:style-name="gr18" draw:text-style-name="P18" draw:layer="layout" svg:x1="13.395cm" svg:y1="5.159cm" svg:x2="13.395cm" svg:y2="0.863cm">
          <text:p/>
        </draw:line>
        <draw:polygon draw:style-name="gr6" draw:text-style-name="P6" draw:layer="layout" svg:width="0cm" svg:height="0.065cm" svg:x="13.395cm" svg:y="5.159cm" svg:viewBox="0 0 0 66" draw:points="0,0 0,66">
          <text:p/>
        </draw:polygon>
        <draw:line draw:style-name="gr7" draw:text-style-name="P7" draw:layer="layout" svg:x1="13.395cm" svg:y1="5.159cm" svg:x2="13.395cm" svg:y2="5.225cm">
          <text:p/>
        </draw:line>
        <draw:frame draw:style-name="gr27" draw:text-style-name="P9" draw:layer="layout" svg:width="0.407cm" svg:height="0.239cm" svg:x="12.745cm" svg:y="5.276cm">
          <draw:text-box>
            <text:p text:style-name="P8"><text:span text:style-name="T1">0.6</text:span></text:p>
          </draw:text-box>
        </draw:frame>
        <draw:frame draw:style-name="gr26" draw:text-style-name="P9" draw:layer="layout" svg:width="0.406cm" svg:height="0.239cm" svg:x="13.206cm" svg:y="5.276cm">
          <draw:text-box>
            <text:p text:style-name="P8"><text:span text:style-name="T1">0.7</text:span></text:p>
          </draw:text-box>
        </draw:frame>
        <draw:line draw:style-name="gr18" draw:text-style-name="P18" draw:layer="layout" svg:x1="10.247cm" svg:y1="4.85cm" svg:x2="13.718cm" svg:y2="4.85cm">
          <text:p/>
        </draw:line>
        <draw:polygon draw:style-name="gr6" draw:text-style-name="P19" draw:layer="layout" svg:width="0.012cm" svg:height="0cm" svg:x="10.234cm" svg:y="4.85cm" svg:viewBox="0 0 13 0" draw:points="13,0 0,0">
          <text:p/>
        </draw:polygon>
        <draw:line draw:style-name="gr7" draw:text-style-name="P18" draw:layer="layout" svg:x1="10.247cm" svg:y1="4.85cm" svg:x2="10.234cm" svg:y2="4.85cm">
          <text:p/>
        </draw:line>
        <draw:line draw:style-name="gr18" draw:text-style-name="P18" draw:layer="layout" svg:x1="10.247cm" svg:y1="4.567cm" svg:x2="13.718cm" svg:y2="4.567cm">
          <text:p/>
        </draw:line>
        <draw:polygon draw:style-name="gr6" draw:text-style-name="P19" draw:layer="layout" svg:width="0.012cm" svg:height="0cm" svg:x="10.234cm" svg:y="4.567cm" svg:viewBox="0 0 13 0" draw:points="13,0 0,0">
          <text:p/>
        </draw:polygon>
        <draw:line draw:style-name="gr7" draw:text-style-name="P18" draw:layer="layout" svg:x1="10.247cm" svg:y1="4.567cm" svg:x2="10.234cm" svg:y2="4.567cm">
          <text:p/>
        </draw:line>
        <draw:line draw:style-name="gr18" draw:text-style-name="P18" draw:layer="layout" svg:x1="10.247cm" svg:y1="4.284cm" svg:x2="13.718cm" svg:y2="4.284cm">
          <text:p/>
        </draw:line>
        <draw:polygon draw:style-name="gr6" draw:text-style-name="P19" draw:layer="layout" svg:width="0.012cm" svg:height="0cm" svg:x="10.234cm" svg:y="4.284cm" svg:viewBox="0 0 13 0" draw:points="13,0 0,0">
          <text:p/>
        </draw:polygon>
        <draw:line draw:style-name="gr7" draw:text-style-name="P18" draw:layer="layout" svg:x1="10.247cm" svg:y1="4.284cm" svg:x2="10.234cm" svg:y2="4.284cm">
          <text:p/>
        </draw:line>
        <draw:line draw:style-name="gr18" draw:text-style-name="P18" draw:layer="layout" svg:x1="10.247cm" svg:y1="4.001cm" svg:x2="13.718cm" svg:y2="4.001cm">
          <text:p/>
        </draw:line>
        <draw:polygon draw:style-name="gr6" draw:text-style-name="P19" draw:layer="layout" svg:width="0.012cm" svg:height="0cm" svg:x="10.234cm" svg:y="4.001cm" svg:viewBox="0 0 13 0" draw:points="13,0 0,0">
          <text:p/>
        </draw:polygon>
        <draw:line draw:style-name="gr7" draw:text-style-name="P18" draw:layer="layout" svg:x1="10.247cm" svg:y1="4.001cm" svg:x2="10.234cm" svg:y2="4.001cm">
          <text:p/>
        </draw:line>
        <draw:line draw:style-name="gr18" draw:text-style-name="P18" draw:layer="layout" svg:x1="10.247cm" svg:y1="3.718cm" svg:x2="13.718cm" svg:y2="3.718cm">
          <text:p/>
        </draw:line>
        <draw:polygon draw:style-name="gr6" draw:text-style-name="P19" draw:layer="layout" svg:width="0.012cm" svg:height="0cm" svg:x="10.234cm" svg:y="3.718cm" svg:viewBox="0 0 13 0" draw:points="13,0 0,0">
          <text:p/>
        </draw:polygon>
        <draw:line draw:style-name="gr7" draw:text-style-name="P18" draw:layer="layout" svg:x1="10.247cm" svg:y1="3.718cm" svg:x2="10.234cm" svg:y2="3.718cm">
          <text:p/>
        </draw:line>
        <draw:line draw:style-name="gr18" draw:text-style-name="P18" draw:layer="layout" svg:x1="10.247cm" svg:y1="3.435cm" svg:x2="13.718cm" svg:y2="3.435cm">
          <text:p/>
        </draw:line>
        <draw:polygon draw:style-name="gr6" draw:text-style-name="P19" draw:layer="layout" svg:width="0.012cm" svg:height="0cm" svg:x="10.234cm" svg:y="3.435cm" svg:viewBox="0 0 13 0" draw:points="13,0 0,0">
          <text:p/>
        </draw:polygon>
        <draw:line draw:style-name="gr7" draw:text-style-name="P18" draw:layer="layout" svg:x1="10.247cm" svg:y1="3.435cm" svg:x2="10.234cm" svg:y2="3.435cm">
          <text:p/>
        </draw:line>
        <draw:line draw:style-name="gr18" draw:text-style-name="P18" draw:layer="layout" svg:x1="10.247cm" svg:y1="3.152cm" svg:x2="13.718cm" svg:y2="3.152cm">
          <text:p/>
        </draw:line>
        <draw:polygon draw:style-name="gr6" draw:text-style-name="P19" draw:layer="layout" svg:width="0.012cm" svg:height="0cm" svg:x="10.234cm" svg:y="3.152cm" svg:viewBox="0 0 13 0" draw:points="13,0 0,0">
          <text:p/>
        </draw:polygon>
        <draw:line draw:style-name="gr7" draw:text-style-name="P18" draw:layer="layout" svg:x1="10.247cm" svg:y1="3.152cm" svg:x2="10.234cm" svg:y2="3.152cm">
          <text:p/>
        </draw:line>
        <draw:line draw:style-name="gr18" draw:text-style-name="P18" draw:layer="layout" svg:x1="10.247cm" svg:y1="2.87cm" svg:x2="13.718cm" svg:y2="2.87cm">
          <text:p/>
        </draw:line>
        <draw:polygon draw:style-name="gr6" draw:text-style-name="P19" draw:layer="layout" svg:width="0.012cm" svg:height="0cm" svg:x="10.234cm" svg:y="2.87cm" svg:viewBox="0 0 13 0" draw:points="13,0 0,0">
          <text:p/>
        </draw:polygon>
        <draw:line draw:style-name="gr7" draw:text-style-name="P18" draw:layer="layout" svg:x1="10.247cm" svg:y1="2.87cm" svg:x2="10.234cm" svg:y2="2.87cm">
          <text:p/>
        </draw:line>
        <draw:line draw:style-name="gr18" draw:text-style-name="P18" draw:layer="layout" svg:x1="10.247cm" svg:y1="2.587cm" svg:x2="13.718cm" svg:y2="2.587cm">
          <text:p/>
        </draw:line>
        <draw:polygon draw:style-name="gr6" draw:text-style-name="P19" draw:layer="layout" svg:width="0.012cm" svg:height="0cm" svg:x="10.234cm" svg:y="2.587cm" svg:viewBox="0 0 13 0" draw:points="13,0 0,0">
          <text:p/>
        </draw:polygon>
        <draw:line draw:style-name="gr7" draw:text-style-name="P18" draw:layer="layout" svg:x1="10.247cm" svg:y1="2.587cm" svg:x2="10.234cm" svg:y2="2.587cm">
          <text:p/>
        </draw:line>
        <draw:line draw:style-name="gr18" draw:text-style-name="P18" draw:layer="layout" svg:x1="10.247cm" svg:y1="2.304cm" svg:x2="13.718cm" svg:y2="2.304cm">
          <text:p/>
        </draw:line>
        <draw:polygon draw:style-name="gr6" draw:text-style-name="P19" draw:layer="layout" svg:width="0.012cm" svg:height="0cm" svg:x="10.234cm" svg:y="2.304cm" svg:viewBox="0 0 13 0" draw:points="13,0 0,0">
          <text:p/>
        </draw:polygon>
        <draw:line draw:style-name="gr7" draw:text-style-name="P18" draw:layer="layout" svg:x1="10.247cm" svg:y1="2.304cm" svg:x2="10.234cm" svg:y2="2.304cm">
          <text:p/>
        </draw:line>
        <draw:line draw:style-name="gr18" draw:text-style-name="P18" draw:layer="layout" svg:x1="10.247cm" svg:y1="2.021cm" svg:x2="13.718cm" svg:y2="2.021cm">
          <text:p/>
        </draw:line>
        <draw:polygon draw:style-name="gr6" draw:text-style-name="P19" draw:layer="layout" svg:width="0.012cm" svg:height="0cm" svg:x="10.234cm" svg:y="2.021cm" svg:viewBox="0 0 13 0" draw:points="13,0 0,0">
          <text:p/>
        </draw:polygon>
        <draw:line draw:style-name="gr7" draw:text-style-name="P18" draw:layer="layout" svg:x1="10.247cm" svg:y1="2.021cm" svg:x2="10.234cm" svg:y2="2.021cm">
          <text:p/>
        </draw:line>
        <draw:line draw:style-name="gr18" draw:text-style-name="P18" draw:layer="layout" svg:x1="10.247cm" svg:y1="1.738cm" svg:x2="13.718cm" svg:y2="1.738cm">
          <text:p/>
        </draw:line>
        <draw:polygon draw:style-name="gr6" draw:text-style-name="P19" draw:layer="layout" svg:width="0.012cm" svg:height="0cm" svg:x="10.234cm" svg:y="1.738cm" svg:viewBox="0 0 13 0" draw:points="13,0 0,0">
          <text:p/>
        </draw:polygon>
        <draw:line draw:style-name="gr7" draw:text-style-name="P18" draw:layer="layout" svg:x1="10.247cm" svg:y1="1.738cm" svg:x2="10.234cm" svg:y2="1.738cm">
          <text:p/>
        </draw:line>
        <draw:line draw:style-name="gr18" draw:text-style-name="P18" draw:layer="layout" svg:x1="10.247cm" svg:y1="1.455cm" svg:x2="13.718cm" svg:y2="1.455cm">
          <text:p/>
        </draw:line>
        <draw:polygon draw:style-name="gr6" draw:text-style-name="P19" draw:layer="layout" svg:width="0.012cm" svg:height="0cm" svg:x="10.234cm" svg:y="1.455cm" svg:viewBox="0 0 13 0" draw:points="13,0 0,0">
          <text:p/>
        </draw:polygon>
        <draw:line draw:style-name="gr7" draw:text-style-name="P18" draw:layer="layout" svg:x1="10.247cm" svg:y1="1.455cm" svg:x2="10.234cm" svg:y2="1.455cm">
          <text:p/>
        </draw:line>
        <draw:line draw:style-name="gr18" draw:text-style-name="P18" draw:layer="layout" svg:x1="10.247cm" svg:y1="1.172cm" svg:x2="13.718cm" svg:y2="1.172cm">
          <text:p/>
        </draw:line>
        <draw:polygon draw:style-name="gr6" draw:text-style-name="P19" draw:layer="layout" svg:width="0.012cm" svg:height="0cm" svg:x="10.234cm" svg:y="1.172cm" svg:viewBox="0 0 13 0" draw:points="13,0 0,0">
          <text:p/>
        </draw:polygon>
        <draw:line draw:style-name="gr7" draw:text-style-name="P18" draw:layer="layout" svg:x1="10.247cm" svg:y1="1.172cm" svg:x2="10.234cm" svg:y2="1.172cm">
          <text:p/>
        </draw:line>
        <draw:line draw:style-name="gr12" draw:text-style-name="P18" draw:layer="layout" svg:x1="10.247cm" svg:y1="5.159cm" svg:x2="10.247cm" svg:y2="0.863cm">
          <text:p/>
        </draw:line>
        <draw:line draw:style-name="gr12" draw:text-style-name="P18" draw:layer="layout" svg:x1="13.718cm" svg:y1="5.159cm" svg:x2="13.718cm" svg:y2="0.863cm">
          <text:p/>
        </draw:line>
        <draw:line draw:style-name="gr12" draw:text-style-name="P7" draw:layer="layout" svg:x1="10.247cm" svg:y1="5.159cm" svg:x2="13.718cm" svg:y2="5.159cm">
          <text:p/>
        </draw:line>
        <draw:line draw:style-name="gr12" draw:text-style-name="P20" draw:layer="layout" svg:x1="10.247cm" svg:y1="0.863cm" svg:x2="13.718cm" svg:y2="0.863cm">
          <text:p/>
        </draw:line>
        <draw:line draw:style-name="gr12" draw:text-style-name="P20" draw:layer="layout" svg:x1="14.233cm" svg:y1="0.84cm" svg:x2="17.71cm" svg:y2="0.84cm">
          <text:p/>
        </draw:line>
        <draw:frame draw:style-name="gr14" draw:text-style-name="P9" draw:layer="layout" svg:width="0.388cm" svg:height="0.256cm" svg:x="11.962cm" svg:y="5.536cm">
          <draw:text-box>
            <text:p text:style-name="P8"><text:span text:style-name="T1">(s)</text:span></text:p>
          </draw:text-box>
        </draw:frame>
        <draw:frame draw:style-name="gr14" draw:text-style-name="P9" draw:layer="layout" svg:width="0.388cm" svg:height="0.256cm" svg:x="15.892cm" svg:y="5.536cm">
          <draw:text-box>
            <text:p text:style-name="P8"><text:span text:style-name="T1">(s)</text:span></text:p>
          </draw:text-box>
        </draw:frame>
        <draw:polygon draw:style-name="gr1" draw:text-style-name="P12" draw:layer="layout" svg:width="3.463cm" svg:height="4.287cm" svg:x="14.236cm" svg:y="0.845cm" svg:viewBox="0 0 3464 4288" draw:points="0,4288 3464,4288 3464,0 0,0">
          <text:p/>
        </draw:polygon>
        <draw:polygon draw:style-name="gr2" draw:text-style-name="P13" draw:layer="layout" svg:width="3.298cm" svg:height="0.226cm" svg:x="14.236cm" svg:y="4.711cm" svg:viewBox="0 0 3299 227" draw:points="0,227 3299,227 3299,0 0,0">
          <text:p/>
        </draw:polygon>
        <draw:polygon draw:style-name="gr15" draw:text-style-name="P14" draw:layer="layout" svg:width="0.288cm" svg:height="0.23cm" svg:x="14.236cm" svg:y="4.425cm" svg:viewBox="0 0 289 231" draw:points="0,231 289,231 289,0 0,0">
          <text:p/>
        </draw:polygon>
        <draw:polygon draw:style-name="gr15" draw:text-style-name="P14" draw:layer="layout" svg:width="1.386cm" svg:height="0.226cm" svg:x="14.526cm" svg:y="4.147cm" svg:viewBox="0 0 1387 227" draw:points="0,227 1387,227 1387,0 0,0">
          <text:p/>
        </draw:polygon>
        <draw:polygon draw:style-name="gr2" draw:text-style-name="P13" draw:layer="layout" svg:width="0.109cm" svg:height="0.226cm" svg:x="15.913cm" svg:y="3.864cm" svg:viewBox="0 0 110 227" draw:points="0,227 110,227 110,0 0,0">
          <text:p/>
        </draw:polygon>
        <draw:polygon draw:style-name="gr15" draw:text-style-name="P14" draw:layer="layout" svg:width="0.665cm" svg:height="0.226cm" svg:x="16.027cm" svg:y="3.582cm" svg:viewBox="0 0 666 227" draw:points="0,227 666,227 666,0 0,0">
          <text:p/>
        </draw:polygon>
        <draw:polygon draw:style-name="gr2" draw:text-style-name="P13" draw:layer="layout" svg:width="0.054cm" svg:height="0.226cm" svg:x="16.694cm" svg:y="3.299cm" svg:viewBox="0 0 55 227" draw:points="0,227 55,227 55,0 0,0">
          <text:p/>
        </draw:polygon>
        <draw:polygon draw:style-name="gr2" draw:text-style-name="P13" draw:layer="layout" svg:width="0.02cm" svg:height="0.226cm" svg:x="16.748cm" svg:y="3.017cm" svg:viewBox="0 0 21 227" draw:points="0,227 21,227 21,0 0,0">
          <text:p/>
        </draw:polygon>
        <draw:polygon draw:style-name="gr2" draw:text-style-name="P13" draw:layer="layout" svg:width="0.02cm" svg:height="0.226cm" svg:x="16.769cm" svg:y="2.734cm" svg:viewBox="0 0 21 227" draw:points="0,227 21,227 21,0 0,0">
          <text:p/>
        </draw:polygon>
        <draw:polygon draw:style-name="gr15" draw:text-style-name="P14" draw:layer="layout" svg:width="0.561cm" svg:height="0.226cm" svg:x="16.804cm" svg:y="2.452cm" svg:viewBox="0 0 562 227" draw:points="0,227 562,227 562,0 0,0">
          <text:p/>
        </draw:polygon>
        <draw:polygon draw:style-name="gr2" draw:text-style-name="P13" draw:layer="layout" svg:width="0.027cm" svg:height="0.226cm" svg:x="17.365cm" svg:y="2.17cm" svg:viewBox="0 0 28 227" draw:points="0,227 28,227 28,0 0,0">
          <text:p/>
        </draw:polygon>
        <draw:polygon draw:style-name="gr2" draw:text-style-name="P13" draw:layer="layout" svg:width="0.001cm" svg:height="0.226cm" svg:x="17.393cm" svg:y="1.887cm" svg:viewBox="0 0 2 227" draw:points="0,227 2,227 2,0 0,0">
          <text:p/>
        </draw:polygon>
        <draw:polygon draw:style-name="gr2" draw:text-style-name="P13" draw:layer="layout" svg:width="0.138cm" svg:height="0.226cm" svg:x="17.396cm" svg:y="1.605cm" svg:viewBox="0 0 139 227" draw:points="0,227 139,227 139,0 0,0">
          <text:p/>
        </draw:polygon>
        <draw:polygon draw:style-name="gr2" draw:text-style-name="P13" draw:layer="layout" svg:width="0cm" svg:height="0.226cm" svg:x="17.534cm" svg:y="1.322cm" svg:viewBox="0 0 0 227" draw:points="0,227 0,227 0,0 0,0">
          <text:p/>
        </draw:polygon>
        <draw:polygon draw:style-name="gr2" draw:text-style-name="P13" draw:layer="layout" svg:width="0cm" svg:height="0.225cm" svg:x="17.534cm" svg:y="1.04cm" svg:viewBox="0 0 0 226" draw:points="0,226 0,0">
          <text:p/>
        </draw:polygon>
        <draw:line draw:style-name="gr18" draw:text-style-name="P18" draw:layer="layout" svg:x1="14.236cm" svg:y1="5.132cm" svg:x2="14.236cm" svg:y2="0.845cm">
          <text:p/>
        </draw:line>
        <draw:polygon draw:style-name="gr6" draw:text-style-name="P6" draw:layer="layout" svg:width="0cm" svg:height="0.065cm" svg:x="14.236cm" svg:y="5.132cm" svg:viewBox="0 0 0 66" draw:points="0,0 0,66">
          <text:p/>
        </draw:polygon>
        <draw:line draw:style-name="gr7" draw:text-style-name="P7" draw:layer="layout" svg:x1="14.236cm" svg:y1="5.132cm" svg:x2="14.236cm" svg:y2="5.198cm">
          <text:p/>
        </draw:line>
        <draw:line draw:style-name="gr18" draw:text-style-name="P18" draw:layer="layout" svg:x1="14.691cm" svg:y1="5.132cm" svg:x2="14.691cm" svg:y2="0.845cm">
          <text:p/>
        </draw:line>
        <draw:polygon draw:style-name="gr6" draw:text-style-name="P6" draw:layer="layout" svg:width="0cm" svg:height="0.065cm" svg:x="14.691cm" svg:y="5.132cm" svg:viewBox="0 0 0 66" draw:points="0,0 0,66">
          <text:p/>
        </draw:polygon>
        <draw:line draw:style-name="gr7" draw:text-style-name="P7" draw:layer="layout" svg:x1="14.691cm" svg:y1="5.132cm" svg:x2="14.691cm" svg:y2="5.198cm">
          <text:p/>
        </draw:line>
        <draw:frame draw:style-name="gr28" draw:text-style-name="P9" draw:layer="layout" svg:width="0.157cm" svg:height="0.239cm" svg:x="14.23cm" svg:y="5.247cm">
          <draw:text-box>
            <text:p text:style-name="P8"><text:span text:style-name="T1">0</text:span></text:p>
          </draw:text-box>
        </draw:frame>
        <draw:line draw:style-name="gr18" draw:text-style-name="P18" draw:layer="layout" svg:x1="15.146cm" svg:y1="5.132cm" svg:x2="15.146cm" svg:y2="0.845cm">
          <text:p/>
        </draw:line>
        <draw:polygon draw:style-name="gr6" draw:text-style-name="P6" draw:layer="layout" svg:width="0cm" svg:height="0.065cm" svg:x="15.146cm" svg:y="5.132cm" svg:viewBox="0 0 0 66" draw:points="0,0 0,66">
          <text:p/>
        </draw:polygon>
        <draw:line draw:style-name="gr7" draw:text-style-name="P7" draw:layer="layout" svg:x1="15.146cm" svg:y1="5.132cm" svg:x2="15.146cm" svg:y2="5.198cm">
          <text:p/>
        </draw:line>
        <draw:frame draw:style-name="gr29" draw:text-style-name="P9" draw:layer="layout" svg:width="0.466cm" svg:height="0.239cm" svg:x="14.514cm" svg:y="5.247cm">
          <draw:text-box>
            <text:p text:style-name="P8"><text:span text:style-name="T1">0.1</text:span></text:p>
          </draw:text-box>
        </draw:frame>
        <draw:line draw:style-name="gr18" draw:text-style-name="P18" draw:layer="layout" svg:x1="15.602cm" svg:y1="5.132cm" svg:x2="15.602cm" svg:y2="0.845cm">
          <text:p/>
        </draw:line>
        <draw:polygon draw:style-name="gr6" draw:text-style-name="P6" draw:layer="layout" svg:width="0cm" svg:height="0.065cm" svg:x="15.602cm" svg:y="5.132cm" svg:viewBox="0 0 0 66" draw:points="0,0 0,66">
          <text:p/>
        </draw:polygon>
        <draw:line draw:style-name="gr7" draw:text-style-name="P7" draw:layer="layout" svg:x1="15.602cm" svg:y1="5.132cm" svg:x2="15.602cm" svg:y2="5.198cm">
          <text:p/>
        </draw:line>
        <draw:frame draw:style-name="gr29" draw:text-style-name="P9" draw:layer="layout" svg:width="0.466cm" svg:height="0.239cm" svg:x="14.971cm" svg:y="5.247cm">
          <draw:text-box>
            <text:p text:style-name="P8"><text:span text:style-name="T1">0.2</text:span></text:p>
          </draw:text-box>
        </draw:frame>
        <draw:line draw:style-name="gr18" draw:text-style-name="P18" draw:layer="layout" svg:x1="16.057cm" svg:y1="5.132cm" svg:x2="16.057cm" svg:y2="0.845cm">
          <text:p/>
        </draw:line>
        <draw:polygon draw:style-name="gr6" draw:text-style-name="P6" draw:layer="layout" svg:width="0cm" svg:height="0.065cm" svg:x="16.057cm" svg:y="5.132cm" svg:viewBox="0 0 0 66" draw:points="0,0 0,66">
          <text:p/>
        </draw:polygon>
        <draw:line draw:style-name="gr7" draw:text-style-name="P7" draw:layer="layout" svg:x1="16.057cm" svg:y1="5.132cm" svg:x2="16.057cm" svg:y2="5.198cm">
          <text:p/>
        </draw:line>
        <draw:frame draw:style-name="gr29" draw:text-style-name="P9" draw:layer="layout" svg:width="0.466cm" svg:height="0.239cm" svg:x="15.426cm" svg:y="5.247cm">
          <draw:text-box>
            <text:p text:style-name="P8"><text:span text:style-name="T1">0.3</text:span></text:p>
          </draw:text-box>
        </draw:frame>
        <draw:line draw:style-name="gr18" draw:text-style-name="P18" draw:layer="layout" svg:x1="16.512cm" svg:y1="5.132cm" svg:x2="16.512cm" svg:y2="0.845cm">
          <text:p/>
        </draw:line>
        <draw:polygon draw:style-name="gr6" draw:text-style-name="P6" draw:layer="layout" svg:width="0cm" svg:height="0.065cm" svg:x="16.512cm" svg:y="5.132cm" svg:viewBox="0 0 0 66" draw:points="0,0 0,66">
          <text:p/>
        </draw:polygon>
        <draw:line draw:style-name="gr7" draw:text-style-name="P7" draw:layer="layout" svg:x1="16.512cm" svg:y1="5.132cm" svg:x2="16.512cm" svg:y2="5.198cm">
          <text:p/>
        </draw:line>
        <draw:frame draw:style-name="gr30" draw:text-style-name="P9" draw:layer="layout" svg:width="0.467cm" svg:height="0.239cm" svg:x="15.888cm" svg:y="5.247cm">
          <draw:text-box>
            <text:p text:style-name="P8"><text:span text:style-name="T1">0.4</text:span></text:p>
          </draw:text-box>
        </draw:frame>
        <draw:line draw:style-name="gr18" draw:text-style-name="P18" draw:layer="layout" svg:x1="16.967cm" svg:y1="5.132cm" svg:x2="16.967cm" svg:y2="0.845cm">
          <text:p/>
        </draw:line>
        <draw:polygon draw:style-name="gr6" draw:text-style-name="P6" draw:layer="layout" svg:width="0cm" svg:height="0.065cm" svg:x="16.967cm" svg:y="5.132cm" svg:viewBox="0 0 0 66" draw:points="0,0 0,66">
          <text:p/>
        </draw:polygon>
        <draw:line draw:style-name="gr7" draw:text-style-name="P7" draw:layer="layout" svg:x1="16.967cm" svg:y1="5.132cm" svg:x2="16.967cm" svg:y2="5.198cm">
          <text:p/>
        </draw:line>
        <draw:frame draw:style-name="gr31" draw:text-style-name="P9" draw:layer="layout" svg:width="0.468cm" svg:height="0.239cm" svg:x="16.343cm" svg:y="5.247cm">
          <draw:text-box>
            <text:p text:style-name="P8"><text:span text:style-name="T1">0.5</text:span></text:p>
          </draw:text-box>
        </draw:frame>
        <draw:line draw:style-name="gr18" draw:text-style-name="P18" draw:layer="layout" svg:x1="17.423cm" svg:y1="5.132cm" svg:x2="17.423cm" svg:y2="0.845cm">
          <text:p/>
        </draw:line>
        <draw:polygon draw:style-name="gr6" draw:text-style-name="P6" draw:layer="layout" svg:width="0cm" svg:height="0.065cm" svg:x="17.423cm" svg:y="5.132cm" svg:viewBox="0 0 0 66" draw:points="0,0 0,66">
          <text:p/>
        </draw:polygon>
        <draw:line draw:style-name="gr7" draw:text-style-name="P7" draw:layer="layout" svg:x1="17.423cm" svg:y1="5.132cm" svg:x2="17.423cm" svg:y2="5.198cm">
          <text:p/>
        </draw:line>
        <draw:frame draw:style-name="gr31" draw:text-style-name="P9" draw:layer="layout" svg:width="0.468cm" svg:height="0.239cm" svg:x="16.799cm" svg:y="5.247cm">
          <draw:text-box>
            <text:p text:style-name="P8"><text:span text:style-name="T1">0.6</text:span></text:p>
          </draw:text-box>
        </draw:frame>
        <draw:frame draw:style-name="gr30" draw:text-style-name="P9" draw:layer="layout" svg:width="0.467cm" svg:height="0.239cm" svg:x="17.28cm" svg:y="5.247cm">
          <draw:text-box>
            <text:p text:style-name="P8"><text:span text:style-name="T1">0.7</text:span></text:p>
          </draw:text-box>
        </draw:frame>
        <draw:line draw:style-name="gr18" draw:text-style-name="P18" draw:layer="layout" svg:x1="14.236cm" svg:y1="4.824cm" svg:x2="17.7cm" svg:y2="4.824cm">
          <text:p/>
        </draw:line>
        <draw:polygon draw:style-name="gr6" draw:text-style-name="P19" draw:layer="layout" svg:width="0.012cm" svg:height="0cm" svg:x="14.223cm" svg:y="4.824cm" svg:viewBox="0 0 13 0" draw:points="13,0 0,0">
          <text:p/>
        </draw:polygon>
        <draw:line draw:style-name="gr7" draw:text-style-name="P18" draw:layer="layout" svg:x1="14.236cm" svg:y1="4.824cm" svg:x2="14.223cm" svg:y2="4.824cm">
          <text:p/>
        </draw:line>
        <draw:line draw:style-name="gr18" draw:text-style-name="P18" draw:layer="layout" svg:x1="14.236cm" svg:y1="4.542cm" svg:x2="17.7cm" svg:y2="4.542cm">
          <text:p/>
        </draw:line>
        <draw:polygon draw:style-name="gr6" draw:text-style-name="P19" draw:layer="layout" svg:width="0.012cm" svg:height="0cm" svg:x="14.223cm" svg:y="4.542cm" svg:viewBox="0 0 13 0" draw:points="13,0 0,0">
          <text:p/>
        </draw:polygon>
        <draw:line draw:style-name="gr7" draw:text-style-name="P18" draw:layer="layout" svg:x1="14.236cm" svg:y1="4.542cm" svg:x2="14.223cm" svg:y2="4.542cm">
          <text:p/>
        </draw:line>
        <draw:line draw:style-name="gr18" draw:text-style-name="P18" draw:layer="layout" svg:x1="14.236cm" svg:y1="4.259cm" svg:x2="17.7cm" svg:y2="4.259cm">
          <text:p/>
        </draw:line>
        <draw:polygon draw:style-name="gr6" draw:text-style-name="P19" draw:layer="layout" svg:width="0.012cm" svg:height="0cm" svg:x="14.223cm" svg:y="4.259cm" svg:viewBox="0 0 13 0" draw:points="13,0 0,0">
          <text:p/>
        </draw:polygon>
        <draw:line draw:style-name="gr7" draw:text-style-name="P18" draw:layer="layout" svg:x1="14.236cm" svg:y1="4.259cm" svg:x2="14.223cm" svg:y2="4.259cm">
          <text:p/>
        </draw:line>
        <draw:line draw:style-name="gr18" draw:text-style-name="P18" draw:layer="layout" svg:x1="14.236cm" svg:y1="3.977cm" svg:x2="17.7cm" svg:y2="3.977cm">
          <text:p/>
        </draw:line>
        <draw:polygon draw:style-name="gr6" draw:text-style-name="P19" draw:layer="layout" svg:width="0.012cm" svg:height="0cm" svg:x="14.223cm" svg:y="3.977cm" svg:viewBox="0 0 13 0" draw:points="13,0 0,0">
          <text:p/>
        </draw:polygon>
        <draw:line draw:style-name="gr7" draw:text-style-name="P18" draw:layer="layout" svg:x1="14.236cm" svg:y1="3.977cm" svg:x2="14.223cm" svg:y2="3.977cm">
          <text:p/>
        </draw:line>
        <draw:line draw:style-name="gr18" draw:text-style-name="P18" draw:layer="layout" svg:x1="14.236cm" svg:y1="3.694cm" svg:x2="17.7cm" svg:y2="3.694cm">
          <text:p/>
        </draw:line>
        <draw:polygon draw:style-name="gr6" draw:text-style-name="P19" draw:layer="layout" svg:width="0.012cm" svg:height="0cm" svg:x="14.223cm" svg:y="3.694cm" svg:viewBox="0 0 13 0" draw:points="13,0 0,0">
          <text:p/>
        </draw:polygon>
        <draw:line draw:style-name="gr7" draw:text-style-name="P18" draw:layer="layout" svg:x1="14.236cm" svg:y1="3.694cm" svg:x2="14.223cm" svg:y2="3.694cm">
          <text:p/>
        </draw:line>
        <draw:line draw:style-name="gr18" draw:text-style-name="P18" draw:layer="layout" svg:x1="14.236cm" svg:y1="3.412cm" svg:x2="17.7cm" svg:y2="3.412cm">
          <text:p/>
        </draw:line>
        <draw:polygon draw:style-name="gr6" draw:text-style-name="P19" draw:layer="layout" svg:width="0.012cm" svg:height="0cm" svg:x="14.223cm" svg:y="3.412cm" svg:viewBox="0 0 13 0" draw:points="13,0 0,0">
          <text:p/>
        </draw:polygon>
        <draw:line draw:style-name="gr7" draw:text-style-name="P18" draw:layer="layout" svg:x1="14.236cm" svg:y1="3.412cm" svg:x2="14.223cm" svg:y2="3.412cm">
          <text:p/>
        </draw:line>
        <draw:line draw:style-name="gr18" draw:text-style-name="P18" draw:layer="layout" svg:x1="14.236cm" svg:y1="3.13cm" svg:x2="17.7cm" svg:y2="3.13cm">
          <text:p/>
        </draw:line>
        <draw:polygon draw:style-name="gr6" draw:text-style-name="P19" draw:layer="layout" svg:width="0.012cm" svg:height="0cm" svg:x="14.223cm" svg:y="3.13cm" svg:viewBox="0 0 13 0" draw:points="13,0 0,0">
          <text:p/>
        </draw:polygon>
        <draw:line draw:style-name="gr7" draw:text-style-name="P18" draw:layer="layout" svg:x1="14.236cm" svg:y1="3.13cm" svg:x2="14.223cm" svg:y2="3.13cm">
          <text:p/>
        </draw:line>
        <draw:line draw:style-name="gr18" draw:text-style-name="P18" draw:layer="layout" svg:x1="14.236cm" svg:y1="2.848cm" svg:x2="17.7cm" svg:y2="2.848cm">
          <text:p/>
        </draw:line>
        <draw:polygon draw:style-name="gr6" draw:text-style-name="P19" draw:layer="layout" svg:width="0.012cm" svg:height="0cm" svg:x="14.223cm" svg:y="2.848cm" svg:viewBox="0 0 13 0" draw:points="13,0 0,0">
          <text:p/>
        </draw:polygon>
        <draw:line draw:style-name="gr7" draw:text-style-name="P18" draw:layer="layout" svg:x1="14.236cm" svg:y1="2.848cm" svg:x2="14.223cm" svg:y2="2.848cm">
          <text:p/>
        </draw:line>
        <draw:line draw:style-name="gr18" draw:text-style-name="P18" draw:layer="layout" svg:x1="14.236cm" svg:y1="2.565cm" svg:x2="17.7cm" svg:y2="2.565cm">
          <text:p/>
        </draw:line>
        <draw:polygon draw:style-name="gr6" draw:text-style-name="P19" draw:layer="layout" svg:width="0.012cm" svg:height="0cm" svg:x="14.223cm" svg:y="2.565cm" svg:viewBox="0 0 13 0" draw:points="13,0 0,0">
          <text:p/>
        </draw:polygon>
        <draw:line draw:style-name="gr7" draw:text-style-name="P18" draw:layer="layout" svg:x1="14.236cm" svg:y1="2.565cm" svg:x2="14.223cm" svg:y2="2.565cm">
          <text:p/>
        </draw:line>
        <draw:line draw:style-name="gr18" draw:text-style-name="P18" draw:layer="layout" svg:x1="14.236cm" svg:y1="2.283cm" svg:x2="17.7cm" svg:y2="2.283cm">
          <text:p/>
        </draw:line>
        <draw:polygon draw:style-name="gr6" draw:text-style-name="P19" draw:layer="layout" svg:width="0.012cm" svg:height="0cm" svg:x="14.223cm" svg:y="2.283cm" svg:viewBox="0 0 13 0" draw:points="13,0 0,0">
          <text:p/>
        </draw:polygon>
        <draw:line draw:style-name="gr7" draw:text-style-name="P18" draw:layer="layout" svg:x1="14.236cm" svg:y1="2.283cm" svg:x2="14.223cm" svg:y2="2.283cm">
          <text:p/>
        </draw:line>
        <draw:line draw:style-name="gr18" draw:text-style-name="P18" draw:layer="layout" svg:x1="14.236cm" svg:y1="2cm" svg:x2="17.7cm" svg:y2="2cm">
          <text:p/>
        </draw:line>
        <draw:polygon draw:style-name="gr6" draw:text-style-name="P19" draw:layer="layout" svg:width="0.012cm" svg:height="0cm" svg:x="14.223cm" svg:y="2cm" svg:viewBox="0 0 13 0" draw:points="13,0 0,0">
          <text:p/>
        </draw:polygon>
        <draw:line draw:style-name="gr7" draw:text-style-name="P18" draw:layer="layout" svg:x1="14.236cm" svg:y1="2cm" svg:x2="14.223cm" svg:y2="2cm">
          <text:p/>
        </draw:line>
        <draw:line draw:style-name="gr18" draw:text-style-name="P18" draw:layer="layout" svg:x1="14.236cm" svg:y1="1.718cm" svg:x2="17.7cm" svg:y2="1.718cm">
          <text:p/>
        </draw:line>
        <draw:polygon draw:style-name="gr6" draw:text-style-name="P19" draw:layer="layout" svg:width="0.012cm" svg:height="0cm" svg:x="14.223cm" svg:y="1.718cm" svg:viewBox="0 0 13 0" draw:points="13,0 0,0">
          <text:p/>
        </draw:polygon>
        <draw:line draw:style-name="gr7" draw:text-style-name="P18" draw:layer="layout" svg:x1="14.236cm" svg:y1="1.718cm" svg:x2="14.223cm" svg:y2="1.718cm">
          <text:p/>
        </draw:line>
        <draw:line draw:style-name="gr18" draw:text-style-name="P18" draw:layer="layout" svg:x1="14.236cm" svg:y1="1.436cm" svg:x2="17.7cm" svg:y2="1.436cm">
          <text:p/>
        </draw:line>
        <draw:polygon draw:style-name="gr6" draw:text-style-name="P19" draw:layer="layout" svg:width="0.012cm" svg:height="0cm" svg:x="14.223cm" svg:y="1.436cm" svg:viewBox="0 0 13 0" draw:points="13,0 0,0">
          <text:p/>
        </draw:polygon>
        <draw:line draw:style-name="gr7" draw:text-style-name="P18" draw:layer="layout" svg:x1="14.236cm" svg:y1="1.436cm" svg:x2="14.223cm" svg:y2="1.436cm">
          <text:p/>
        </draw:line>
        <draw:line draw:style-name="gr18" draw:text-style-name="P18" draw:layer="layout" svg:x1="14.236cm" svg:y1="1.153cm" svg:x2="17.7cm" svg:y2="1.153cm">
          <text:p/>
        </draw:line>
        <draw:polygon draw:style-name="gr6" draw:text-style-name="P19" draw:layer="layout" svg:width="0.012cm" svg:height="0cm" svg:x="14.223cm" svg:y="1.153cm" svg:viewBox="0 0 13 0" draw:points="13,0 0,0">
          <text:p/>
        </draw:polygon>
        <draw:line draw:style-name="gr7" draw:text-style-name="P18" draw:layer="layout" svg:x1="14.236cm" svg:y1="1.153cm" svg:x2="14.223cm" svg:y2="1.153cm">
          <text:p/>
        </draw:line>
        <draw:line draw:style-name="gr12" draw:text-style-name="P18" draw:layer="layout" svg:x1="14.236cm" svg:y1="5.132cm" svg:x2="14.236cm" svg:y2="0.845cm">
          <text:p/>
        </draw:line>
        <draw:line draw:style-name="gr12" draw:text-style-name="P18" draw:layer="layout" svg:x1="17.699cm" svg:y1="5.132cm" svg:x2="17.699cm" svg:y2="0.845cm">
          <text:p/>
        </draw:line>
        <draw:line draw:style-name="gr12" draw:text-style-name="P7" draw:layer="layout" svg:x1="14.236cm" svg:y1="5.132cm" svg:x2="17.7cm" svg:y2="5.132cm">
          <text:p/>
        </draw:line>
        <draw:line draw:style-name="gr12" draw:text-style-name="P20" draw:layer="layout" svg:x1="14.236cm" svg:y1="0.845cm" svg:x2="17.7cm" svg:y2="0.845cm">
          <text:p/>
        </draw:line>
        <draw:frame draw:style-name="gr32" draw:text-style-name="P22" draw:layer="layout" svg:width="3.139cm" svg:height="0.715cm" svg:x="6.373cm" svg:y="0.146cm">
          <draw:text-box>
            <text:p text:style-name="P21"><text:span text:style-name="T3">CPU + TP</text:span></text:p>
            <text:p text:style-name="P21"><text:span text:style-name="T3">(floating-point LogiCORE)</text:span></text:p>
          </draw:text-box>
        </draw:frame>
        <draw:frame draw:style-name="gr33" draw:text-style-name="P22" draw:layer="layout" svg:width="2.33cm" svg:height="0.627cm" svg:x="14.745cm" svg:y="0.115cm">
          <draw:text-box>
            <text:p text:style-name="P21"><text:span text:style-name="T3">CPU + TP</text:span></text:p>
            <text:p text:style-name="P21"><text:span text:style-name="T3">(hybrid logarithmic)</text:span></text:p>
          </draw:text-box>
        </draw:frame>
        <draw:frame draw:style-name="gr34" draw:text-style-name="P22" draw:layer="layout" svg:width="3.486cm" svg:height="0.627cm" svg:x="10.25cm" svg:y="0.134cm">
          <draw:text-box>
            <text:p text:style-name="P21"><text:span text:style-name="T3">CPU + TP</text:span></text:p>
            <text:p text:style-name="P21"><text:span text:style-name="T3">(hybrid custom floating-point)</text:span></text:p>
          </draw:text-box>
        </draw:frame>
        <draw:frame draw:style-name="gr35" draw:text-style-name="P23" draw:layer="layout" svg:width="5.188cm" svg:height="0.319cm" svg:x="0.075cm" svg:y="0.015cm">
          <draw:text-box>
            <text:p text:style-name="P8"><text:span text:style-name="T4">Model A (floating-point)</text:span></text:p>
          </draw:text-box>
        </draw:frame>
        <draw:frame draw:style-name="gr36" draw:text-style-name="P24" draw:layer="layout" svg:width="0.988cm" svg:height="0.29cm" svg:x="1.139cm" svg:y="4.747cm">
          <draw:text-box>
            <text:p text:style-name="P8"><text:span text:style-name="T5">Interpreter</text:span></text:p>
          </draw:text-box>
        </draw:frame>
        <draw:frame draw:style-name="gr37" draw:text-style-name="P25" draw:layer="layout" svg:width="1.534cm" svg:height="0.293cm" svg:x="0.659cm" svg:y="4.454cm">
          <draw:text-box>
            <text:p text:style-name="P8"><text:span text:style-name="T6">(1A) <text:s/>CONV_2D</text:span></text:p>
          </draw:text-box>
        </draw:frame>
        <draw:frame draw:style-name="gr38" draw:text-style-name="P25" draw:layer="layout" svg:width="1.535cm" svg:height="0.292cm" svg:x="0.659cm" svg:y="4.139cm">
          <draw:text-box>
            <text:p text:style-name="P8"><text:span text:style-name="T6">(2A) <text:s/>CONV_2D</text:span></text:p>
          </draw:text-box>
        </draw:frame>
        <draw:frame draw:style-name="gr39" draw:text-style-name="P24" draw:layer="layout" svg:width="1.556cm" svg:height="0.292cm" svg:x="0.64cm" svg:y="3.859cm">
          <draw:text-box>
            <text:p text:style-name="P8"><text:span text:style-name="T5">MAX_POOL_2D</text:span></text:p>
          </draw:text-box>
        </draw:frame>
        <draw:frame draw:style-name="gr38" draw:text-style-name="P25" draw:layer="layout" svg:width="1.535cm" svg:height="0.292cm" svg:x="0.659cm" svg:y="3.577cm">
          <draw:text-box>
            <text:p text:style-name="P8"><text:span text:style-name="T6">(3A) <text:s/>CONV_2D</text:span></text:p>
          </draw:text-box>
        </draw:frame>
        <draw:frame draw:style-name="gr39" draw:text-style-name="P24" draw:layer="layout" svg:width="1.556cm" svg:height="0.292cm" svg:x="0.639cm" svg:y="3.298cm">
          <draw:text-box>
            <text:p text:style-name="P8"><text:span text:style-name="T5">MAX_POOL_2D</text:span></text:p>
          </draw:text-box>
        </draw:frame>
        <draw:frame draw:style-name="gr40" draw:text-style-name="P24" draw:layer="layout" svg:width="0.472cm" svg:height="0.292cm" svg:x="1.691cm" svg:y="3.019cm">
          <draw:text-box>
            <text:p text:style-name="P8"><text:span text:style-name="T5">MUL</text:span></text:p>
          </draw:text-box>
        </draw:frame>
        <draw:frame draw:style-name="gr41" draw:text-style-name="P24" draw:layer="layout" svg:width="0.459cm" svg:height="0.291cm" svg:x="1.698cm" svg:y="2.739cm">
          <draw:text-box>
            <text:p text:style-name="P8"><text:span text:style-name="T5">ADD</text:span></text:p>
          </draw:text-box>
        </draw:frame>
        <draw:frame draw:style-name="gr42" draw:text-style-name="P25" draw:layer="layout" svg:width="1.534cm" svg:height="0.291cm" svg:x="0.659cm" svg:y="2.459cm">
          <draw:text-box>
            <text:p text:style-name="P8"><text:span text:style-name="T6">(4A) <text:s/>CONV_2D</text:span></text:p>
          </draw:text-box>
        </draw:frame>
        <draw:frame draw:style-name="gr43" draw:text-style-name="P24" draw:layer="layout" svg:width="1.556cm" svg:height="0.291cm" svg:x="0.639cm" svg:y="2.179cm">
          <draw:text-box>
            <text:p text:style-name="P8"><text:span text:style-name="T5">MAX_POOL_2D</text:span></text:p>
          </draw:text-box>
        </draw:frame>
        <draw:frame draw:style-name="gr44" draw:text-style-name="P24" draw:layer="layout" svg:width="1.005cm" svg:height="0.291cm" svg:x="1.216cm" svg:y="1.898cm">
          <draw:text-box>
            <text:p text:style-name="P8"><text:span text:style-name="T5">RESHAPE</text:span></text:p>
          </draw:text-box>
        </draw:frame>
        <draw:frame draw:style-name="gr45" draw:text-style-name="P24" draw:layer="layout" svg:width="2.119cm" svg:height="0.293cm" svg:x="0.081cm" svg:y="1.618cm">
          <draw:text-box>
            <text:p text:style-name="P8"><text:span text:style-name="T5">FULLY_CONNECTED</text:span></text:p>
          </draw:text-box>
        </draw:frame>
        <draw:frame draw:style-name="gr46" draw:text-style-name="P24" draw:layer="layout" svg:width="2.119cm" svg:height="0.292cm" svg:x="0.081cm" svg:y="1.339cm">
          <draw:text-box>
            <text:p text:style-name="P8"><text:span text:style-name="T5">FULLY_CONNECTED</text:span></text:p>
          </draw:text-box>
        </draw:frame>
        <draw:frame draw:style-name="gr47" draw:text-style-name="P24" draw:layer="layout" svg:width="1.026cm" svg:height="0.292cm" svg:x="1.138cm" svg:y="1.058cm">
          <draw:text-box>
            <text:p text:style-name="P8"><text:span text:style-name="T5">SOFTMAX</text:span></text:p>
          </draw:text-box>
        </draw:frame>
        <draw:frame draw:style-name="gr19" draw:text-style-name="P9" draw:layer="layout" svg:width="0.136cm" svg:height="0.239cm" svg:x="2.162cm" svg:y="5.276cm">
          <draw:text-box>
            <text:p text:style-name="P8"><text:span text:style-name="T1">0</text:span></text:p>
          </draw:text-box>
        </draw:frame>
        <draw:line draw:style-name="gr7" draw:text-style-name="P7" draw:layer="layout" svg:x1="2.231cm" svg:y1="5.162cm" svg:x2="2.231cm" svg:y2="5.228cm">
          <text:p/>
        </draw:line>
        <draw:frame draw:style-name="gr48" draw:text-style-name="P27" draw:layer="layout" svg:width="1.707cm" svg:height="0.319cm" svg:x="0.325cm" svg:y="0.63cm">
          <draw:text-box>
            <text:p text:style-name="P26"><text:span text:style-name="T7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8:00:33.826007222</dc:date>
    <meta:editing-duration>PT7H4M8S</meta:editing-duration>
    <meta:editing-cycles>65</meta:editing-cycles>
    <meta:document-statistic meta:object-count="379"/>
  </office:meta>
</office:document-meta>
</file>